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Arial1" svg:font-family="Aria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39cm" fo:margin-left="-0.042cm" fo:margin-right="0.002cm" table:align="margins" style:writing-mode="lr-tb"/>
    </style:style>
    <style:style style:name="Table1.A" style:family="table-column">
      <style:table-column-properties style:column-width="1.348cm" style:rel-column-width="5183*"/>
    </style:style>
    <style:style style:name="Table1.B" style:family="table-column">
      <style:table-column-properties style:column-width="6.458cm" style:rel-column-width="24836*"/>
    </style:style>
    <style:style style:name="Table1.C" style:family="table-column">
      <style:table-column-properties style:column-width="9.234cm" style:rel-column-width="35516*"/>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top" fo:padding="0.097cm" fo:border="0.002cm solid #000000" style:writing-mode="lr-tb"/>
    </style:style>
    <style:style style:name="Table1.A2" style:family="table-cell" style:data-style-name="N0">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6.999cm" table:align="margins" style:writing-mode="lr-tb"/>
    </style:style>
    <style:style style:name="Table2.A" style:family="table-column">
      <style:table-column-properties style:column-width="3.44cm" style:rel-column-width="1950*"/>
    </style:style>
    <style:style style:name="Table2.B" style:family="table-column">
      <style:table-column-properties style:column-width="13.559cm" style:rel-column-width="768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44cm" style:rel-column-width="1950*"/>
    </style:style>
    <style:style style:name="Table3.B" style:family="table-column">
      <style:table-column-properties style:column-width="13.559cm" style:rel-column-width="768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3.44cm" style:rel-column-width="1950*"/>
    </style:style>
    <style:style style:name="Table4.B" style:family="table-column">
      <style:table-column-properties style:column-width="13.559cm" style:rel-column-width="768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writing-mode="lr-tb"/>
    </style:style>
    <style:style style:name="Table5.A" style:family="table-column">
      <style:table-column-properties style:column-width="3.44cm" style:rel-column-width="1950*"/>
    </style:style>
    <style:style style:name="Table5.B" style:family="table-column">
      <style:table-column-properties style:column-width="13.559cm" style:rel-column-width="768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writing-mode="lr-tb"/>
    </style:style>
    <style:style style:name="Table6.A" style:family="table-column">
      <style:table-column-properties style:column-width="3.44cm" style:rel-column-width="1950*"/>
    </style:style>
    <style:style style:name="Table6.B" style:family="table-column">
      <style:table-column-properties style:column-width="13.559cm" style:rel-column-width="768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writing-mode="lr-tb"/>
    </style:style>
    <style:style style:name="Table7.A" style:family="table-column">
      <style:table-column-properties style:column-width="3.44cm" style:rel-column-width="1950*"/>
    </style:style>
    <style:style style:name="Table7.B" style:family="table-column">
      <style:table-column-properties style:column-width="13.559cm" style:rel-column-width="768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writing-mode="lr-tb"/>
    </style:style>
    <style:style style:name="Table8.A" style:family="table-column">
      <style:table-column-properties style:column-width="3.44cm" style:rel-column-width="1950*"/>
    </style:style>
    <style:style style:name="Table8.B" style:family="table-column">
      <style:table-column-properties style:column-width="13.559cm" style:rel-column-width="768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officeooo:paragraph-rsid="0015b725" style:font-weight-asian="bold" style:font-weight-complex="bold"/>
    </style:style>
    <style:style style:name="P2"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3" style:family="paragraph" style:parent-style-name="Standard">
      <style:paragraph-properties fo:text-align="center" style:justify-single-word="false"/>
      <style:text-properties fo:font-weight="bold" officeooo:paragraph-rsid="002bcddb" style:font-weight-asian="bold" style:font-weight-complex="bold"/>
    </style:style>
    <style:style style:name="P4" style:family="paragraph" style:parent-style-name="Standard">
      <style:paragraph-properties fo:text-align="center" style:justify-single-word="false"/>
      <style:text-properties officeooo:rsid="0013b82d" officeooo:paragraph-rsid="002bcddb"/>
    </style:style>
    <style:style style:name="P5" style:family="paragraph" style:parent-style-name="Standard" style:list-style-name="WW8Num4">
      <style:text-properties officeooo:rsid="0013b82d" officeooo:paragraph-rsid="00333db0"/>
    </style:style>
    <style:style style:name="P6" style:family="paragraph" style:parent-style-name="Standard">
      <style:text-properties officeooo:paragraph-rsid="002bcddb"/>
    </style:style>
    <style:style style:name="P7" style:family="paragraph" style:parent-style-name="Standard">
      <style:text-properties style:font-name="Arial" fo:font-weight="bold" officeooo:paragraph-rsid="00333db0" style:font-weight-asian="bold" style:font-name-complex="Arial" style:font-weight-complex="bold"/>
    </style:style>
    <style:style style:name="P8"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9" style:family="paragraph" style:parent-style-name="Standard"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1" style:family="paragraph" style:parent-style-name="Standard"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283d9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2" style:family="paragraph" style:parent-style-name="Standard"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340678"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3" style:family="paragraph" style:parent-style-name="Standard">
      <style:paragraph-properties fo:margin-left="0cm" fo:margin-right="0cm" fo:text-indent="0cm" style:auto-text-indent="false"/>
      <style:text-properties officeooo:paragraph-rsid="00340678"/>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00" style:text-line-through-style="none" style:font-name="Arial1" fo:font-size="11pt" fo:letter-spacing="normal" fo:font-style="normal" style:text-underline-style="none" fo:font-weight="normal" officeooo:rsid="000e2ada"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15" style:family="paragraph" style:parent-style-name="Text_20_body">
      <style:paragraph-properties fo:margin-left="0cm" fo:margin-right="0cm" fo:text-indent="0cm" style:auto-text-indent="false"/>
      <style:text-properties officeooo:rsid="00283d95" officeooo:paragraph-rsid="002a13cb"/>
    </style:style>
    <style:style style:name="P16" style:family="paragraph" style:parent-style-name="Text_20_body" style:list-style-name="Numbering_20_1">
      <style:paragraph-properties fo:margin-left="0cm" fo:margin-right="0cm" fo:text-indent="0cm" style:auto-text-indent="false"/>
      <style:text-properties officeooo:paragraph-rsid="00359a08"/>
    </style:style>
    <style:style style:name="P17" style:family="paragraph" style:parent-style-name="Text_20_body">
      <style:paragraph-properties fo:margin-left="0cm" fo:margin-right="0cm" fo:text-indent="0cm" style:auto-text-indent="false"/>
      <style:text-properties officeooo:paragraph-rsid="00340678"/>
    </style:style>
    <style:style style:name="P18" style:family="paragraph" style:parent-style-name="Text_20_body">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bcddb" fo:hyphenate="false" fo:hyphenation-remain-char-count="2" fo:hyphenation-push-char-count="2"/>
    </style:style>
    <style:style style:name="P19"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a13cb" fo:hyphenate="false" fo:hyphenation-remain-char-count="2" fo:hyphenation-push-char-count="2"/>
    </style:style>
    <style:style style:name="P20"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2c43d" fo:hyphenate="false" fo:hyphenation-remain-char-count="2" fo:hyphenation-push-char-count="2"/>
    </style:style>
    <style:style style:name="P21"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792f5" fo:hyphenate="false" fo:hyphenation-remain-char-count="2" fo:hyphenation-push-char-count="2"/>
    </style:style>
    <style:style style:name="P22"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5bff7" fo:hyphenate="false" fo:hyphenation-remain-char-count="2" fo:hyphenation-push-char-count="2"/>
    </style:style>
    <style:style style:name="P23"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bcddb" fo:hyphenate="false" fo:hyphenation-remain-char-count="2" fo:hyphenation-push-char-count="2"/>
    </style:style>
    <style:style style:name="P24" style:family="paragraph" style:parent-style-name="Text_20_body" style:list-style-name="L3">
      <style:paragraph-properties fo:text-align="start" style:justify-single-word="false" fo:orphans="0" fo:widows="0" fo:hyphenation-ladder-count="no-limit" style:text-autospace="ideograph-alpha" style:punctuation-wrap="hanging" style:line-break="strict" style:writing-mode="lr-tb"/>
      <style:text-properties officeooo:paragraph-rsid="0021071d" fo:hyphenate="false" fo:hyphenation-remain-char-count="2" fo:hyphenation-push-char-count="2"/>
    </style:style>
    <style:style style:name="P25" style:family="paragraph" style:parent-style-name="Text_20_body" style:list-style-name="L3">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26"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27"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28"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29"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30"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31"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32"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2a13cb"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3"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2a34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4"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fo:font-weight="normal" officeooo:rsid="00283d95" officeooo:paragraph-rsid="00340678" fo:hyphenate="false" fo:hyphenation-remain-char-count="2" fo:hyphenation-push-char-count="2"/>
    </style:style>
    <style:style style:name="P35" style:family="paragraph" style:parent-style-name="Heading_20_2">
      <style:text-properties fo:font-weight="bold" officeooo:paragraph-rsid="0035523d" style:font-weight-asian="bold" style:font-weight-complex="bold"/>
    </style:style>
    <style:style style:name="P36" style:family="paragraph" style:parent-style-name="Heading_20_2" style:list-style-name="Numbering_20_1">
      <style:text-properties officeooo:paragraph-rsid="002d8bce"/>
    </style:style>
    <style:style style:name="P37" style:family="paragraph" style:parent-style-name="Heading_20_2">
      <style:text-properties officeooo:paragraph-rsid="0032a348"/>
    </style:style>
    <style:style style:name="P38" style:family="paragraph" style:parent-style-name="Heading_20_2">
      <style:paragraph-properties fo:margin-left="0cm" fo:margin-right="0cm" fo:text-indent="0cm" style:auto-text-indent="false"/>
      <style:text-properties officeooo:paragraph-rsid="00333db0"/>
    </style:style>
    <style:style style:name="P39" style:family="paragraph" style:parent-style-name="Heading_20_2" style:list-style-name="Numbering_20_1">
      <style:paragraph-properties fo:margin-left="0cm" fo:margin-right="0cm" fo:text-indent="0cm" style:auto-text-indent="false"/>
      <style:text-properties officeooo:paragraph-rsid="0035523d"/>
    </style:style>
    <style:style style:name="P40" style:family="paragraph" style:parent-style-name="Heading_20_2" style:list-style-name="Numbering_20_1">
      <style:paragraph-properties fo:margin-left="0cm" fo:margin-right="0cm" fo:text-indent="0cm" style:auto-text-indent="false"/>
      <style:text-properties officeooo:paragraph-rsid="00359a08"/>
    </style:style>
    <style:style style:name="P41" style:family="paragraph" style:parent-style-name="Heading_20_2">
      <style:paragraph-properties fo:margin-left="0cm" fo:margin-right="0cm" fo:text-indent="0cm" style:auto-text-indent="false"/>
      <style:text-properties officeooo:paragraph-rsid="00340678"/>
    </style:style>
    <style:style style:name="P42" style:family="paragraph" style:parent-style-name="Heading_20_2">
      <style:paragraph-properties fo:margin-left="0cm" fo:margin-right="0cm" fo:text-indent="0cm" style:auto-text-indent="false"/>
      <style:text-properties officeooo:paragraph-rsid="00359a08"/>
    </style:style>
    <style:style style:name="P43" style:family="paragraph" style:parent-style-name="Heading_20_2">
      <style:paragraph-properties fo:text-align="start" style:justify-single-word="false" fo:padding="0.074cm" fo:border-left="none" fo:border-right="none" fo:border-top="none" fo:border-bottom="0.002cm solid #000000" style:join-border="false"/>
      <style:text-properties officeooo:rsid="0013b82d" officeooo:paragraph-rsid="002bcddb"/>
    </style:style>
    <style:style style:name="P44" style:family="paragraph" style:parent-style-name="Heading_20_2" style:list-style-name="Number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officeooo:rsid="0035523d"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45" style:family="paragraph" style:parent-style-name="Heading_20_2" style:list-style-name="Numbering_20_1">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officeooo:rsid="0035523d"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46" style:family="paragraph" style:parent-style-name="Heading_20_1">
      <style:text-properties officeooo:rsid="00283d95" officeooo:paragraph-rsid="00283d95"/>
    </style:style>
    <style:style style:name="P47" style:family="paragraph" style:parent-style-name="Heading_20_1">
      <style:text-properties officeooo:rsid="001f3e6c" officeooo:paragraph-rsid="00283d95"/>
    </style:style>
    <style:style style:name="P48" style:family="paragraph" style:parent-style-name="Heading_20_1">
      <style:paragraph-properties fo:margin-top="0.423cm" fo:margin-bottom="0.212cm"/>
      <style:text-properties style:text-underline-style="none"/>
    </style:style>
    <style:style style:name="P49" style:family="paragraph" style:parent-style-name="Heading_20_1">
      <style:paragraph-properties fo:break-before="page"/>
      <style:text-properties officeooo:rsid="001f3e6c" officeooo:paragraph-rsid="001f3e6c"/>
    </style:style>
    <style:style style:name="P50" style:family="paragraph" style:parent-style-name="Heading_20_1">
      <style:paragraph-properties fo:break-before="page"/>
      <style:text-properties officeooo:paragraph-rsid="002bcddb"/>
    </style:style>
    <style:style style:name="P51" style:family="paragraph" style:parent-style-name="Heading_20_1">
      <style:paragraph-properties fo:margin-left="0cm" fo:margin-right="0cm" fo:text-indent="0cm" style:auto-text-indent="false" fo:break-before="page"/>
      <style:text-properties officeooo:paragraph-rsid="002bcddb"/>
    </style:style>
    <style:style style:name="P52" style:family="paragraph" style:parent-style-name="Heading_20_1" style:list-style-name="Numbering_20_1">
      <style:paragraph-properties fo:margin-left="0cm" fo:margin-right="0cm" fo:text-indent="0cm" style:auto-text-indent="false" fo:break-before="page"/>
      <style:text-properties officeooo:paragraph-rsid="0032a348"/>
    </style:style>
    <style:style style:name="P53" style:family="paragraph" style:parent-style-name="Heading_20_1" style:list-style-name="Numbering_20_1">
      <style:paragraph-properties fo:margin-left="0cm" fo:margin-right="0cm" fo:text-indent="0cm" style:auto-text-indent="false" fo:break-before="page"/>
      <style:text-properties officeooo:paragraph-rsid="0035523d"/>
    </style:style>
    <style:style style:name="P54" style:family="paragraph" style:parent-style-name="Heading_20_1" style:list-style-name="Numbering_20_1">
      <style:paragraph-properties fo:margin-left="0cm" fo:margin-right="0cm" fo:text-indent="0cm" style:auto-text-indent="false" fo:break-before="page"/>
      <style:text-properties officeooo:paragraph-rsid="00359a08"/>
    </style:style>
    <style:style style:name="P55" style:family="paragraph" style:parent-style-name="Heading_20_1">
      <style:paragraph-properties fo:margin-left="0cm" fo:margin-right="0cm" fo:text-indent="0cm" style:auto-text-indent="false" fo:break-before="page"/>
      <style:text-properties officeooo:paragraph-rsid="00340678"/>
    </style:style>
    <style:style style:name="P56" style:family="paragraph" style:parent-style-name="Heading_20_1">
      <style:paragraph-properties fo:margin-left="0cm" fo:margin-right="0cm" fo:text-indent="0cm" style:auto-text-indent="false"/>
      <style:text-properties officeooo:rsid="00283d95" officeooo:paragraph-rsid="002a13cb"/>
    </style:style>
    <style:style style:name="P57" style:family="paragraph" style:parent-style-name="Heading_20_1">
      <style:paragraph-properties fo:margin-left="0cm" fo:margin-right="0cm" fo:text-indent="0cm" style:auto-text-indent="false"/>
      <style:text-properties officeooo:rsid="00283d95" officeooo:paragraph-rsid="00340678"/>
    </style:style>
    <style:style style:name="P58" style:family="paragraph" style:parent-style-name="Heading_20_1" style:list-style-name="">
      <style:paragraph-properties fo:margin-left="0cm" fo:margin-right="0cm" fo:text-indent="0cm" style:auto-text-indent="false"/>
      <style:text-properties officeooo:rsid="00283d95" officeooo:paragraph-rsid="00340678"/>
    </style:style>
    <style:style style:name="P59" style:family="paragraph" style:parent-style-name="Heading_20_1" style:list-style-name="Numbering_20_1">
      <style:paragraph-properties fo:margin-left="0cm" fo:margin-right="0cm" fo:text-indent="0cm" style:auto-text-indent="false"/>
      <style:text-properties officeooo:paragraph-rsid="00359a08"/>
    </style:style>
    <style:style style:name="P60" style:family="paragraph" style:parent-style-name="Heading_20_1">
      <style:paragraph-properties fo:margin-left="0cm" fo:margin-right="0cm" fo:text-indent="0cm" style:auto-text-indent="false"/>
      <style:text-properties officeooo:paragraph-rsid="00340678"/>
    </style:style>
    <style:style style:name="P61"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bcddb" fo:hyphenate="false" fo:hyphenation-remain-char-count="2" fo:hyphenation-push-char-count="2"/>
    </style:style>
    <style:style style:name="P62"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340678" fo:hyphenate="false" fo:hyphenation-remain-char-count="2" fo:hyphenation-push-char-count="2"/>
    </style:style>
    <style:style style:name="P63" style:family="paragraph" style:parent-style-name="Table_20_Contents">
      <style:paragraph-properties fo:text-align="center" style:justify-single-word="false" style:snap-to-layout-grid="false"/>
      <style:text-properties officeooo:paragraph-rsid="002bcddb"/>
    </style:style>
    <style:style style:name="P64" style:family="paragraph" style:parent-style-name="Table_20_Contents">
      <style:paragraph-properties style:snap-to-layout-grid="false"/>
      <style:text-properties officeooo:paragraph-rsid="002bcddb"/>
    </style:style>
    <style:style style:name="P65" style:family="paragraph" style:parent-style-name="Table_20_Contents">
      <style:paragraph-properties style:snap-to-layout-grid="false"/>
      <style:text-properties officeooo:rsid="0013aeb9" officeooo:paragraph-rsid="002bcddb"/>
    </style:style>
    <style:style style:name="P66" style:family="paragraph" style:parent-style-name="Table_20_Contents">
      <style:paragraph-properties fo:text-align="center" style:justify-single-word="false" style:snap-to-layout-grid="false"/>
      <style:text-properties officeooo:rsid="0013aeb9" officeooo:paragraph-rsid="002bcddb"/>
    </style:style>
    <style:style style:name="P67" style:family="paragraph" style:parent-style-name="Table_20_Contents">
      <style:paragraph-properties fo:text-align="center" style:justify-single-word="false" style:snap-to-layout-grid="false"/>
      <style:text-properties officeooo:rsid="0013b82d" officeooo:paragraph-rsid="002bcddb"/>
    </style:style>
    <style:style style:name="P68" style:family="paragraph" style:parent-style-name="Table_20_Contents">
      <style:paragraph-properties style:snap-to-layout-grid="false"/>
      <style:text-properties officeooo:rsid="00097fe2" officeooo:paragraph-rsid="002bcddb"/>
    </style:style>
    <style:style style:name="P69" style:family="paragraph" style:parent-style-name="Table_20_Contents">
      <style:text-properties fo:font-weight="bold" officeooo:paragraph-rsid="00340678" style:font-weight-asian="bold" style:font-weight-complex="bold"/>
    </style:style>
    <style:style style:name="P70" style:family="paragraph" style:parent-style-name="Table_20_Contents">
      <style:text-properties officeooo:paragraph-rsid="00340678"/>
    </style:style>
    <style:style style:name="P7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ea3de" officeooo:paragraph-rsid="00340678"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2ea3de" officeooo:paragraph-rsid="0034067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73" style:family="paragraph" style:parent-style-name="Contents_20_1">
      <style:paragraph-properties>
        <style:tab-stops>
          <style:tab-stop style:position="16.999cm" style:type="right" style:leader-style="dotted" style:leader-text="."/>
        </style:tab-stops>
      </style:paragraph-properties>
    </style:style>
    <style:style style:name="P74" style:family="paragraph" style:parent-style-name="Contents_20_2">
      <style:paragraph-properties>
        <style:tab-stops>
          <style:tab-stop style:position="16.999cm" style:type="right" style:leader-style="dotted" style:leader-text="."/>
        </style:tab-stops>
      </style:paragraph-properties>
    </style:style>
    <style:style style:name="P75" style:family="paragraph" style:parent-style-name="Contents_20_Heading"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5" style:family="text">
      <style:text-properties style:use-window-font-color="true" style:font-name="Arial" fo:language="es" fo:country="ES" officeooo:rsid="00283d95" style:letter-kerning="true" style:font-name-asian="MS Mincho" style:language-asian="zxx" style:country-asian="none" style:font-name-complex="Tahoma" style:language-complex="zxx" style:country-complex="none"/>
    </style:style>
    <style:style style:name="T6" style:family="text">
      <style:text-properties style:use-window-font-color="true" style:font-name="Arial" fo:language="es" fo:country="ES" officeooo:rsid="0035523d" style:letter-kerning="true" style:font-name-asian="MS Mincho" style:language-asian="zxx" style:country-asian="none" style:font-name-complex="Tahoma" style:language-complex="zxx" style:country-complex="none"/>
    </style:style>
    <style:style style:name="T7" style:family="text">
      <style:text-properties style:use-window-font-color="true" style:font-name="Arial" fo:language="es" fo:country="ES" officeooo:rsid="00359a08" style:letter-kerning="true" style:font-name-asian="MS Mincho" style:language-asian="zxx" style:country-asian="none" style:font-name-complex="Tahoma" style:language-complex="zxx" style:country-complex="none"/>
    </style:style>
    <style:style style:name="T8" style:family="text">
      <style:text-properties style:use-window-font-color="true" style:font-name="Arial" fo:language="es" fo:country="ES" fo:font-weight="bold" officeooo:rsid="0035523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T9" style:family="text">
      <style:text-properties style:use-window-font-color="true" style:font-name="Times New Roman" fo:font-size="12pt" fo:language="es" fo:country="ES" officeooo:rsid="001f3e6c" style:letter-kerning="true" style:font-name-asian="Lucida Sans Unicode" style:font-size-asian="12pt" style:language-asian="zxx" style:country-asian="none" style:font-name-complex="Tahoma" style:font-size-complex="12pt" style:language-complex="zxx" style:country-complex="none"/>
    </style:style>
    <style:style style:name="T10" style:family="text">
      <style:text-properties style:use-window-font-color="true" style:font-name="Times New Roman" fo:font-size="12pt" fo:language="es" fo:country="ES" officeooo:rsid="0021071d" style:letter-kerning="true" style:font-name-asian="Lucida Sans Unicode" style:font-size-asian="12pt" style:language-asian="zxx" style:country-asian="none" style:font-name-complex="Tahoma" style:font-size-complex="12pt" style:language-complex="zxx" style:country-complex="none"/>
    </style:style>
    <style:style style:name="T11" style:family="text">
      <style:text-properties style:use-window-font-color="true" style:font-name="Times New Roman" fo:font-size="12pt" fo:language="es" fo:country="ES" officeooo:rsid="0022c43d" style:letter-kerning="true" style:font-name-asian="Lucida Sans Unicode" style:font-size-asian="12pt" style:language-asian="zxx" style:country-asian="none" style:font-name-complex="Tahoma" style:font-size-complex="12pt" style:language-complex="zxx" style:country-complex="none"/>
    </style:style>
    <style:style style:name="T12" style:family="text">
      <style:text-properties style:use-window-font-color="true" style:font-name="Times New Roman" fo:font-size="12pt" fo:language="es" fo:country="ES" officeooo:rsid="0023e9e7" style:letter-kerning="true" style:font-name-asian="Lucida Sans Unicode" style:font-size-asian="12pt" style:language-asian="zxx" style:country-asian="none" style:font-name-complex="Tahoma" style:font-size-complex="12pt" style:language-complex="zxx" style:country-complex="none"/>
    </style:style>
    <style:style style:name="T13" style:family="text">
      <style:text-properties style:use-window-font-color="true" style:font-name="Times New Roman" fo:font-size="12pt" fo:language="es" fo:country="ES" officeooo:rsid="0025bff7" style:letter-kerning="true" style:font-name-asian="Lucida Sans Unicode" style:font-size-asian="12pt" style:language-asian="zxx" style:country-asian="none" style:font-name-complex="Tahoma" style:font-size-complex="12pt" style:language-complex="zxx" style:country-complex="none"/>
    </style:style>
    <style:style style:name="T14" style:family="text">
      <style:text-properties style:use-window-font-color="true" style:font-name="Times New Roman" fo:font-size="12pt" fo:language="es" fo:country="ES" officeooo:rsid="002792f5" style:letter-kerning="true" style:font-name-asian="Lucida Sans Unicode" style:font-size-asian="12pt" style:language-asian="zxx" style:country-asian="none" style:font-name-complex="Tahoma" style:font-size-complex="12pt" style:language-complex="zxx" style:country-complex="none"/>
    </style:style>
    <style:style style:name="T15" style:family="text">
      <style:text-properties style:use-window-font-color="true" style:font-name="Times New Roman" fo:font-size="12pt" fo:language="es" fo:country="ES" officeooo:rsid="00283d95" style:letter-kerning="true" style:font-name-asian="Lucida Sans Unicode" style:font-size-asian="12pt" style:language-asian="zxx" style:country-asian="none" style:font-name-complex="Tahoma" style:font-size-complex="12pt" style:language-complex="zxx" style:country-complex="none"/>
    </style:style>
    <style:style style:name="T16" style:family="text">
      <style:text-properties style:use-window-font-color="true" style:font-name="Times New Roman" fo:font-size="12pt" fo:language="es" fo:country="ES" officeooo:rsid="002a13cb" style:letter-kerning="true" style:font-name-asian="Lucida Sans Unicode" style:font-size-asian="12pt" style:language-asian="zxx" style:country-asian="none" style:font-name-complex="Tahoma" style:font-size-complex="12pt" style:language-complex="zxx" style:country-complex="none"/>
    </style:style>
    <style:style style:name="T17" style:family="text">
      <style:text-properties style:use-window-font-color="true" style:font-name="Times New Roman" fo:font-size="12pt" fo:language="es" fo:country="ES" officeooo:rsid="002bcddb" style:letter-kerning="true" style:font-name-asian="Lucida Sans Unicode" style:font-size-asian="12pt" style:language-asian="zxx" style:country-asian="none" style:font-name-complex="Tahoma" style:font-size-complex="12pt" style:language-complex="zxx" style:country-complex="none"/>
    </style:style>
    <style:style style:name="T18" style:family="text">
      <style:text-properties style:use-window-font-color="true" style:font-name="Times New Roman" fo:font-size="12pt" fo:language="es" fo:country="ES" fo:font-weight="bold" officeooo:rsid="0021071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19" style:family="text">
      <style:text-properties style:use-window-font-color="true" style:font-name="Times New Roman" fo:font-size="12pt" fo:language="es" fo:country="ES" fo:font-weight="bold" officeooo: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0" style:family="text">
      <style:text-properties style:use-window-font-color="true" style:font-name="Times New Roman" fo:font-size="12pt" fo:language="es" fo:country="ES" fo:font-weight="bold" officeooo: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1" style:family="text">
      <style:text-properties style:use-window-font-color="true" style:font-name="Times New Roman" fo:font-size="12pt" fo:language="es" fo:country="ES" fo:font-weight="bold" officeooo:rsid="0025bff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2" style:family="text">
      <style:text-properties style:use-window-font-color="true" style:font-name="Times New Roman" fo:font-size="12pt" fo:language="es" fo:country="ES" fo:font-style="italic" officeooo:rsid="0022c43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3" style:family="text">
      <style:text-properties style:use-window-font-color="true" style:font-name="Times New Roman" fo:font-size="12pt" fo:language="es" fo:country="ES" fo:font-style="italic" officeooo:rsid="0021071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4" style:family="text">
      <style:text-properties style:use-window-font-color="true" style:font-name="Times New Roman" fo:font-size="12pt" fo:language="es" fo:country="ES" fo:font-style="italic" officeooo:rsid="0025bff7"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5" style:family="text">
      <style:text-properties officeooo:rsid="00097fe2"/>
    </style:style>
    <style:style style:name="T26" style:family="text">
      <style:text-properties officeooo:rsid="0013aeb9"/>
    </style:style>
    <style:style style:name="T27"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style:style>
    <style:style style:name="T28" style:family="text">
      <style:text-properties fo:font-variant="normal" fo:text-transform="none" style:use-window-font-color="true" style:text-line-through-style="none" style:font-name="Times New Roman" fo:font-size="12pt" fo:letter-spacing="normal" fo:language="es" fo:country="ES" fo:font-style="normal" style:text-underline-style="none"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style:style>
    <style:style style:name="T29" style:family="text">
      <style:text-properties fo:font-variant="normal" fo:text-transform="none" style:use-window-font-color="true" style:text-line-through-style="none" style:font-name="Times New Roman" fo:font-size="12pt" fo:letter-spacing="normal" fo:language="es" fo:country="ES" fo:font-style="normal" style:text-underline-style="none" officeooo:rsid="002e5a4c"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style:style>
    <style:style style:name="T30" style:family="text">
      <style:text-properties fo:font-variant="normal" fo:text-transform="none" style:use-window-font-color="true" style:font-name="Times New Roman" fo:font-size="12pt" fo:letter-spacing="normal" fo:language="es" fo:country="ES" fo:font-style="normal" fo:font-weight="normal" officeooo:rsid="00283d95" style:letter-kerning="true" fo:background-color="transparent" style:font-name-asian="Lucida Sans Unicode" style:font-size-asian="12pt" style:language-asian="zxx" style:country-asian="none" style:font-name-complex="Tahoma" style:font-size-complex="12pt" style:language-complex="zxx" style:country-complex="none"/>
    </style:style>
    <style:style style:name="T31" style:family="text">
      <style:text-properties fo:font-variant="normal" fo:text-transform="none" style:text-line-through-style="none" fo:letter-spacing="normal" fo:font-style="normal" style:text-underline-style="none" fo:font-weight="normal" style:text-blinking="false" fo:background-color="transparent"/>
    </style:style>
    <style:style style:name="T32" style:family="text">
      <style:text-properties fo:font-variant="normal" fo:text-transform="none" fo:color="#000000" style:text-line-through-style="none" style:font-name="Arial1" fo:font-size="11pt" fo:letter-spacing="normal" fo:font-style="normal" style:text-underline-style="none" fo:font-weight="normal" officeooo:rsid="001cf706" style:text-blinking="false" fo:background-color="transparent"/>
    </style:style>
    <style:style style:name="T33" style:family="text">
      <style:text-properties officeooo:rsid="0025bff7"/>
    </style:style>
    <style:style style:name="T34" style:family="text">
      <style:text-properties officeooo:rsid="00283d95"/>
    </style:style>
    <style:style style:name="T35" style:family="text">
      <style:text-properties officeooo:rsid="002a13cb"/>
    </style:style>
    <style:style style:name="T36" style:family="text">
      <style:text-properties officeooo:rsid="002bcddb"/>
    </style:style>
    <style:style style:name="T37" style:family="text">
      <style:text-properties style:font-weight-asian="bold" style:font-weight-complex="bold"/>
    </style:style>
    <style:style style:name="T38" style:family="text">
      <style:text-properties officeooo:rsid="002e5a4c"/>
    </style:style>
    <style:style style:name="T39" style:family="text">
      <style:text-properties officeooo:rsid="002ea3de"/>
    </style:style>
    <style:style style:name="T40" style:family="text">
      <style:text-properties fo:font-style="italic" style:font-style-asian="italic" style:font-style-complex="italic"/>
    </style:style>
    <style:style style:name="T41" style:family="text">
      <style:text-properties fo:font-style="italic" officeooo:rsid="002f77b1" style:font-style-asian="italic" style:font-style-complex="italic"/>
    </style:style>
    <style:style style:name="T42" style:family="text">
      <style:text-properties officeooo:rsid="002f77b1"/>
    </style:style>
    <style:style style:name="T43" style:family="text">
      <style:text-properties officeooo:rsid="0032a348"/>
    </style:style>
    <style:style style:name="T44" style:family="text">
      <style:text-properties officeooo:rsid="00333db0"/>
    </style:style>
    <style:style style:name="T45" style:family="text">
      <style:text-properties officeooo:rsid="00340678"/>
    </style:style>
    <style:style style:name="T46" style:family="text">
      <style:text-properties officeooo:rsid="0035523d"/>
    </style:style>
    <style:style style:name="T47" style:family="text">
      <style:text-properties officeooo:rsid="00359a08"/>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75">Índice de contenido</text:p>
          </text:index-title>
          <text:p text:style-name="P73"><text:s/>1 Introducción<text:tab/>3</text:p>
          <text:p text:style-name="P73"><text:s/>1.1 Identifificación del proyecto<text:tab/>3</text:p>
          <text:p text:style-name="P73"><text:s/>1.2 Organización de la Documentación<text:tab/>3</text:p>
          <text:p text:style-name="P73"><text:s/>1.3 Origen del proyecto<text:tab/>3</text:p>
          <text:p text:style-name="P73"><text:s/>2 Descripción del proyecto<text:tab/>4</text:p>
          <text:p text:style-name="P73"><text:s/>2.1 Objetivos<text:tab/>4</text:p>
          <text:p text:style-name="P73"><text:s/>2.2 Metodología utilizada <text:tab/>5</text:p>
          <text:p text:style-name="P73"><text:s/>2.3 Tegnologías utilizadas<text:tab/>6</text:p>
          <text:p text:style-name="P73"><text:s/>2.4 Herramientas y entorno de desarrollo<text:tab/>6</text:p>
          <text:p text:style-name="P73"><text:s/>2.5 Arquitectura empleada<text:tab/>6</text:p>
          <text:p text:style-name="P73"><text:s/>2.6 Beneficios de negocio<text:tab/>6</text:p>
          <text:p text:style-name="P73"><text:s/>3 Planificación<text:tab/>7</text:p>
          <text:p text:style-name="P73"><text:s/>3.1 Planificacación inicial<text:tab/>7</text:p>
          <text:p text:style-name="P73"><text:s/>3.2 Duración real del proyecto<text:tab/>7</text:p>
          <text:p text:style-name="P73"><text:s/>3.3 Conclusiones de la estimación real<text:tab/>7</text:p>
          <text:p text:style-name="P73"><text:s/>4 Analisis de requerimientos de negocio de la empresa<text:tab/>8</text:p>
          <text:p text:style-name="P74"><text:s/>4.1 Actores<text:tab/>8</text:p>
          <text:p text:style-name="P74"><text:s/>4.2 Requerimientos de negocio<text:tab/>8</text:p>
          <text:p text:style-name="P74"><text:s/>4.3 Análisis requerimientos no funcionales <text:tab/>9</text:p>
          <text:p text:style-name="P73"><text:s/>5 Presentación de la solución del sistema( Spring 0)<text:tab/>11</text:p>
          <text:p text:style-name="P74"><text:s/>5.1 Sub –Sistemas o módulos identificados<text:tab/>11</text:p>
          <text:p text:style-name="P74"><text:s/>5.2 Diagrama de Casos De Uso<text:tab/>11</text:p>
          <text:p text:style-name="P73"><text:s/>6 Sistema ( Spring 1)<text:tab/>12</text:p>
          <text:p text:style-name="P74"><text:s/>6.1 Diagrama Actividad<text:tab/>12</text:p>
          <text:p text:style-name="P74"><text:s/>6.2 Diagrama Secuencia<text:tab/>12</text:p>
          <text:p text:style-name="P74"><text:s/>6.3 Diagrama de Clases <text:tab/>12</text:p>
          <text:p text:style-name="P74"><text:s/>6.4 Diagrama de Clases Sprint<text:tab/>12</text:p>
          <text:p text:style-name="P74"><text:s/>6.5 Dem<text:tab/>12</text:p>
          <text:p text:style-name="P74"><text:s/>6.6 Revisión Sprin<text:tab/>12</text:p>
          <text:p text:style-name="P73"><text:s/>7 Sistema ( Spring 2)<text:tab/>13</text:p>
          <text:p text:style-name="P74"><text:s/>7.1 Reunión inicial Sprint<text:tab/>13</text:p>
          <text:p text:style-name="P74"><text:s/>7.2 Diagrama Actividad<text:tab/>13</text:p>
          <text:p text:style-name="P74"><text:s/>7.3 Diagrama Secuencia<text:tab/>13</text:p>
          <text:p text:style-name="P74"><text:s/>7.4 Diagrama de Clases <text:tab/>13</text:p>
          <text:p text:style-name="P74"><text:s/>7.5 Diagrama de Clases Sprint<text:tab/>13</text:p>
          <text:p text:style-name="P74"><text:s/>7.6 Demo<text:tab/>13</text:p>
          <text:p text:style-name="P74"><text:s/>7.7 Revisión Sprint<text:tab/>13</text:p>
          <text:p text:style-name="P73"><text:s/>8 Sistema ( Spring 3)<text:tab/>14</text:p>
          <text:p text:style-name="P74"><text:s/>8.1 Reunión inicial Sprint<text:tab/>14</text:p>
          <text:p text:style-name="P74"><text:s/>8.2 Diagrama Actividad<text:tab/>14</text:p>
          <text:p text:style-name="P74"><text:s/>8.3 Diagrama Secuencia<text:tab/>14</text:p>
          <text:p text:style-name="P74"><text:s/>8.4 Diagrama de Clases <text:tab/>14</text:p>
          <text:p text:style-name="P74"><text:s/>8.5 Diagrama de Clases Sprint<text:tab/>14</text:p>
          <text:p text:style-name="P74"><text:s/>8.6 Demo<text:tab/>14</text:p>
          <text:p text:style-name="P74"><text:s/>8.7 Revisión Sprint<text:tab/>14</text:p>
          <text:p text:style-name="P73"><text:s/>9 Sistema ( Spring 4)<text:tab/>15</text:p>
          <text:p text:style-name="P74"><text:s/>9.1 Reunión inicial Sprint<text:tab/>15</text:p>
          <text:p text:style-name="P74"><text:s/>9.2 Diagrama Actividad<text:tab/>15</text:p>
          <text:p text:style-name="P74"><text:s/>9.3 Diagrama Secuencia<text:tab/>15</text:p>
          <text:p text:style-name="P74"><text:s/>9.4 Diagrama de Clases <text:tab/>15</text:p>
          <text:p text:style-name="P74"><text:soft-page-break/><text:s/>9.5 Diagrama de Clases Sprint<text:tab/>15</text:p>
          <text:p text:style-name="P74"><text:s/>9.6 Demo<text:tab/>15</text:p>
          <text:p text:style-name="P74"><text:s/>9.7 Revisión Sprint<text:tab/>15</text:p>
          <text:p text:style-name="P73"><text:s/>10 Sistema ( Spring 5)<text:tab/>16</text:p>
          <text:p text:style-name="P74"><text:s/>10.1 Reunión inicial Sprint<text:tab/>16</text:p>
          <text:p text:style-name="P74"><text:s/>10.2 Diagrama Actividad<text:tab/>16</text:p>
          <text:p text:style-name="P74"><text:s/>10.3 Diagrama Secuencia<text:tab/>16</text:p>
          <text:p text:style-name="P74"><text:s/>10.4 Diagrama de Clases <text:tab/>16</text:p>
          <text:p text:style-name="P74"><text:s/>10.5 Diagrama de Clases Sprint<text:tab/>16</text:p>
          <text:p text:style-name="P74"><text:s/>10.6 Demo<text:tab/>16</text:p>
          <text:p text:style-name="P74"><text:s/>10.7 Revisión Sprint<text:tab/>16</text:p>
          <text:p text:style-name="P73"><text:s/>11 Sistema ( Spring 6)<text:tab/>17</text:p>
          <text:p text:style-name="P74"><text:s/>11.1 Reunión inicial Sprint<text:tab/>17</text:p>
          <text:p text:style-name="P74"><text:s/>11.2 Diagrama Actividad<text:tab/>17</text:p>
          <text:p text:style-name="P74"><text:s/>11.3 Diagrama Secuencia<text:tab/>17</text:p>
          <text:p text:style-name="P74"><text:s/>11.4 Diagrama de Clases <text:tab/>17</text:p>
          <text:p text:style-name="P74"><text:s/>11.5 Diagrama de Clases Sprint<text:tab/>17</text:p>
          <text:p text:style-name="P74"><text:s/>11.6 Demo<text:tab/>17</text:p>
          <text:p text:style-name="P74"><text:s/>11.7 Revisión Sprint<text:tab/>17</text:p>
          <text:p text:style-name="P73"><text:s/>12 Sistema ( Spring 7)<text:tab/>18</text:p>
          <text:p text:style-name="P74"><text:s/>12.1 Reunión inicial Sprint<text:tab/>18</text:p>
          <text:p text:style-name="P74"><text:s/>12.2 Diagrama Actividad<text:tab/>18</text:p>
          <text:p text:style-name="P74"><text:s/>12.3 Diagrama Secuencia<text:tab/>18</text:p>
          <text:p text:style-name="P74"><text:s/>12.4 Diagrama de Clases <text:tab/>18</text:p>
          <text:p text:style-name="P74"><text:s/>12.5 Diagrama de Clases Sprint<text:tab/>18</text:p>
          <text:p text:style-name="P74"><text:s/>12.6 Demo<text:tab/>18</text:p>
          <text:p text:style-name="P74"><text:s/>12.7 Revisión Sprint<text:tab/>18</text:p>
          <text:p text:style-name="P73"><text:s/>13 Conclusiones<text:tab/>19</text:p>
          <text:p text:style-name="P74"><text:s/>13.1 Conclusiones<text:tab/>19</text:p>
          <text:p text:style-name="P74"><text:s/>13.2 Posibles ampliaciones<text:tab/>19</text:p>
          <text:p text:style-name="P73"><text:s/>14 Bibliografía<text:tab/>19</text:p>
          <text:p text:style-name="P74"><text:s/>14.1 Libros<text:tab/>19</text:p>
          <text:p text:style-name="P74"><text:s/>14.2 Enlaces<text:tab/>19</text:p>
        </text:index-body>
      </text:table-of-content>
      <text:list xml:id="list1105603654" text:style-name="Numbering_20_1">
        <text:list-header>
          <text:p text:style-name="P48"/>
        </text:list-header>
        <text:list-item>
          <text:p text:style-name="P49">Introducción</text:p>
          <text:list>
            <text:list-item>
              <text:p text:style-name="P46">Identifificación del proyecto</text:p>
            </text:list-item>
            <text:list-item>
              <text:p text:style-name="P46">Organización de la Documentación</text:p>
            </text:list-item>
          </text:list>
        </text:list-item>
      </text:list>
      <text:p text:style-name="P7"><text:span text:style-name="T32">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span></text:p>
      <text:list xml:id="list2043432167" text:continue-numbering="true" text:style-name="Numbering_20_1">
        <text:list-item>
          <text:list>
            <text:list-item>
              <text:p text:style-name="P47">Origen del proyecto</text:p>
            </text:list-item>
          </text:list>
        </text:list-item>
      </text:list>
      <text:list xml:id="list1253574311" text:style-name="L2">
        <text:list-header>
          <text:p text:style-name="P19"><text:tab/><text:span text:style-name="T27">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30"><text:line-break/><text:line-break/></text:span><text:span text:style-name="T27">El objetivo de SECOGAL es abstraer al cliente de la búsqueda y gestión de recursos, ya sean de personal, de material o de transporte. Toda esta gestión se realiza actualmente de modo manual: Los clientes se contactan por modo telefónico y vía e-mail sin tener ninguna gestión de la información.</text:span></text:p>
          <text:p text:style-name="P27">No hay una base histórica de como se han realizado proyectos similares.</text:p>
          <text:p text:style-name="P27">No se pueden realizar optimizaciones de recursos debido ha que no hay una gestión del conocimiento.</text:p>
          <text:p text:style-name="P27">No se utiliza ninguna herramienta para la contabilidad, facturación y control de gasto de la empresa.</text:p>
          <text:p text:style-name="P27">No utilizan ninguna herramienta que ayude a la gestión de los recursos de la empresa.</text:p>
          <text:p text:style-name="P27">No dispone de ningún modo de publicitarse mas que el boca boca. </text:p>
          <text:p text:style-name="P27">Por lo <text:s/>tanto es necesario el desarrollo de un trabajo para eliminar o minimizar los problemas que del contexto anterior obtemos. Se plantea entonces la realización del siguiente proyecto.</text:p>
        </text:list-header>
      </text:list>
      <text:list xml:id="list750292202" text:continue-list="list2043432167" text:style-name="Numbering_20_1">
        <text:list-item>
          <text:p text:style-name="P51">Descripción del proyecto</text:p>
          <text:list>
            <text:list-item>
              <text:p text:style-name="P56">Objetivos</text:p>
            </text:list-item>
          </text:list>
        </text:list-item>
      </text:list>
      <text:p text:style-name="P15"/>
      <text:list xml:id="list1847909050" text:continue-list="list1253574311" text:style-name="L2">
        <text:list-header>
          <text:p text:style-name="P19"><text:span text:style-name="T9"><text:tab/></text:span><text:span text:style-name="T15">El objetivo fundamental de este proyecto es desarrollar una plataforma Web que permita a la empresa SECOGAL gestionar las diferentes produciones que realiza asi como los recursos que ofrece. En la empresa podemos diferenciar 5 roles : administrador teach, director assistant, chief, menber y user, aunque despues lo describiremos con mas profundidad, indicar que los roles van asociados a cada producción excepto el administrador teach y el director assistant que son los mismos en toda la aplicacion.</text:span></text:p>
          <text:p text:style-name="P19"><text:span text:style-name="T15">En terminios generales el desglose de las funcionalidades ser</text:span><text:span text:style-name="T16">í</text:span><text:span text:style-name="T15">a el siguiente:</text:span></text:p>
        </text:list-header>
      </text:list>
      <text:p text:style-name="P2"/>
      <text:list xml:id="list404133489" text:style-name="L3">
        <text:list-item>
          <text:list>
            <text:list-item>
              <text:p text:style-name="P24"><text:span text:style-name="T19">Gestión </text:span><text:span text:style-name="T18">datos de la aplicación</text:span></text:p>
              <text:p text:style-name="P24"><text:span text:style-name="T10">Esta sección corresponde al </text:span><text:span text:style-name="T23">administrador </text:span><text:span text:style-name="T22">teach</text:span><text:span text:style-name="T11"> </text:span><text:span text:style-name="T10">de la empresa, </text:span><text:span text:style-name="T14">en ella</text:span><text:span text:style-name="T10"> introdu</text:span><text:span text:style-name="T14">ce </text:span><text:span text:style-name="T10">datos de gestion de la aplicación :</text:span></text:p>
              <text:list>
                <text:list-item>
                  <text:p text:style-name="P25">datos de categorizacion: tipos de dietas, tipos de actividades, tipos de producciones. </text:p>
                </text:list-item>
                <text:list-item>
                  <text:p text:style-name="P25">datos de informacion: datos <text:span text:style-name="T33">de recursos</text:span>, <text:span text:style-name="T33">productores</text:span>, <text:span text:style-name="T33">empleados</text:span>.</text:p>
                </text:list-item>
              </text:list>
            </text:list-item>
          </text:list>
        </text:list-item>
      </text:list>
      <text:list xml:id="list483305844" text:continue-list="list1847909050" text:style-name="L2">
        <text:list-item>
          <text:list>
            <text:list-item>
              <text:p text:style-name="P30">Gestión Economica</text:p>
              <text:p text:style-name="P20"><text:span text:style-name="T11">La gesti</text:span><text:span text:style-name="T14">ó</text:span><text:span text:style-name="T11">n de Economica</text:span><text:span text:style-name="T10"> corresponde al </text:span><text:span text:style-name="T22">director assistant</text:span><text:span text:style-name="T10"> de la empresa </text:span><text:span text:style-name="T11">en esta seccion podra </text:span><text:span text:style-name="T14">gestionar</text:span><text:span text:style-name="T11"> toda la parte economica de las produciones de la empresa </text:span><text:span text:style-name="T12">y de sus recursos ademas</text:span><text:span text:style-name="T11"> </text:span><text:span text:style-name="T14">de </text:span><text:span text:style-name="T11">gestionar </text:span><text:span text:style-name="T12">las facturas de las diferentes producciones</text:span><text:span text:style-name="T10">.</text:span></text:p>
            </text:list-item>
            <text:list-item>
              <text:p text:style-name="P30">Gestión Producción</text:p>
              <text:p text:style-name="P21"><text:span text:style-name="T11">La gesti</text:span><text:span text:style-name="T14">ó</text:span><text:span text:style-name="T11">n de producción</text:span><text:span text:style-name="T10"> corresponde a </text:span><text:span text:style-name="T14">un </text:span><text:span text:style-name="T22">chief <text:s/></text:span><text:span text:style-name="T10"><text:s/></text:span><text:span text:style-name="T11">en esta secci</text:span><text:span text:style-name="T14">ó</text:span><text:span text:style-name="T11">n podra gestionar una produccion y consultar toda la parte economica de la</text:span><text:span text:style-name="T10"> </text:span><text:span text:style-name="T11">misma.</text:span></text:p>
            </text:list-item>
            <text:list-item>
              <text:p text:style-name="P20"><text:span text:style-name="T19">Gestión </text:span><text:span text:style-name="T20">Recursos</text:span></text:p>
              <text:p text:style-name="P21"><text:span text:style-name="T11">La gesti</text:span><text:span text:style-name="T14">ó</text:span><text:span text:style-name="T11">n de </text:span><text:span text:style-name="T13">recursos </text:span><text:span text:style-name="T10">corresponde </text:span><text:span text:style-name="T11">a un</text:span><text:span text:style-name="T22"> </text:span><text:span text:style-name="T24">chief</text:span><text:span text:style-name="T13"> </text:span><text:span text:style-name="T10">de </text:span><text:span text:style-name="T14">una producción</text:span><text:span text:style-name="T10"> </text:span><text:span text:style-name="T11">en esta secci</text:span><text:span text:style-name="T14">ó</text:span><text:span text:style-name="T11">n podra gestionar tod</text:span><text:span text:style-name="T13">o</text:span><text:span text:style-name="T11">s l</text:span><text:span text:style-name="T13">o</text:span><text:span text:style-name="T11">s </text:span><text:span text:style-name="T13">recusos</text:span><text:span text:style-name="T11"> </text:span><text:span text:style-name="T13">y asignarlos a las distintas actividades </text:span><text:span text:style-name="T10">.</text:span></text:p>
            </text:list-item>
            <text:list-item>
              <text:p text:style-name="P22"><text:span text:style-name="T19">Gestión </text:span><text:span text:style-name="T21">Dietas</text:span></text:p>
              <text:p text:style-name="P22"><text:span text:style-name="T11">La gesti</text:span><text:span text:style-name="T14">ó</text:span><text:span text:style-name="T11">n de </text:span><text:span text:style-name="T13">dietas </text:span><text:span text:style-name="T10">corresponde </text:span><text:span text:style-name="T11">a un </text:span><text:span text:style-name="T24">chief</text:span><text:span text:style-name="T11"> </text:span><text:span text:style-name="T10">de la </text:span><text:span text:style-name="T14">una producción</text:span><text:span text:style-name="T10"> </text:span><text:span text:style-name="T11">en esta secci</text:span><text:span text:style-name="T14">ó</text:span><text:span text:style-name="T11">n podra gestionar todas las </text:span><text:span text:style-name="T14">dietas</text:span><text:span text:style-name="T11"> </text:span><text:span text:style-name="T14">y asignarlas a la producción, actividades de la producción o recursos de la produción.</text:span></text:p>
            </text:list-item>
            <text:list-item>
              <text:p text:style-name="P31">Gestión Actividad</text:p>
              <text:p text:style-name="P19"><text:span text:style-name="T11">La gesti</text:span><text:span text:style-name="T14">ó</text:span><text:span text:style-name="T11">n de actividad</text:span><text:span text:style-name="T10"> corresponde </text:span><text:span text:style-name="T11">a un </text:span><text:span text:style-name="T22">menber</text:span><text:span text:style-name="T11"> </text:span><text:span text:style-name="T10">de la </text:span><text:span text:style-name="T15">produccion</text:span><text:span text:style-name="T10"> </text:span><text:span text:style-name="T11">en esta secci</text:span><text:span text:style-name="T14">ó</text:span><text:span text:style-name="T11">n podra g</text:span><text:span text:style-name="T14">estionar una actividad </text:span><text:span text:style-name="T10">.</text:span></text:p>
              <text:p text:style-name="P26"/>
            </text:list-item>
          </text:list>
          <text:p text:style-name="P19"><text:span text:style-name="T15">Aparte de las anteriores funcionalidades citadas la aplicación contendra las siguientes funcionalidades </text:span><text:span text:style-name="T16">que toda</text:span><text:span text:style-name="T15"> web 2.0 </text:span><text:span text:style-name="T16">debería contener :</text:span><text:span text:style-name="T15"> </text:span></text:p>
          <text:list text:continue-numbering="true">
            <text:list-item>
              <text:p text:style-name="P9">Control de acceso</text:p>
              <text:list>
                <text:list-item>
                  <text:p text:style-name="P11">Autenticación de usuarios.</text:p>
                </text:list-item>
                <text:list-item>
                  <text:p text:style-name="P11">Autorización de usuarios.</text:p>
                </text:list-item>
              </text:list>
            </text:list-item>
          </text:list>
        </text:list-item>
      </text:list>
      <text:p text:style-name="P10"><text:soft-page-break/></text:p>
      <text:list xml:id="list434771217" text:continue-numbering="true" text:style-name="L2">
        <text:list-item>
          <text:list>
            <text:list-item>
              <text:p text:style-name="P9">Lenguaje</text:p>
              <text:list>
                <text:list-item>
                  <text:p text:style-name="P11">Idioma por defecto</text:p>
                </text:list-item>
                <text:list-item>
                  <text:p text:style-name="P11">multiidioma</text:p>
                </text:list-item>
              </text:list>
              <text:p text:style-name="P11"/>
            </text:list-item>
            <text:list-item>
              <text:p text:style-name="P9">Seguridad</text:p>
              <text:list>
                <text:list-item>
                  <text:p text:style-name="P11">Sql injection</text:p>
                </text:list-item>
                <text:list-item>
                  <text:p text:style-name="P11">CSRF</text:p>
                </text:list-item>
                <text:list-item>
                  <text:p text:style-name="P11">XSS</text:p>
                  <text:p text:style-name="P11"/>
                </text:list-item>
              </text:list>
            </text:list-item>
          </text:list>
        </text:list-item>
      </text:list>
      <text:list xml:id="list1049905888" text:continue-list="list750292202" text:style-name="Numbering_20_1">
        <text:list-item>
          <text:list>
            <text:list-item>
              <text:p text:style-name="P61"><text:span text:style-name="T35">Metodología </text:span><text:span text:style-name="T5">utilizada</text:span><text:span text:style-name="T35"> </text:span></text:p>
            </text:list-item>
          </text:list>
        </text:list-item>
      </text:list>
      <text:p text:style-name="P18"><text:span text:style-name="T35"/></text:p>
      <text:list xml:id="list736236077" text:continue-list="list434771217" text:style-name="L2">
        <text:list-header>
          <text:p text:style-name="P27"><text:span text:style-name="T31">Debido a los requerimientos del cliente de entregas de productos usables en el menor tiempo posible se adopto una Metodologia Agil y mas interactiva con el cliente, la Metodologia adoptada es SCRUM </text:span></text:p>
          <text:p text:style-name="P27"><text:span text:style-name="T31">Este proyecto</text:span><text:span text:style-name="T31"> </text:span><text:span text:style-name="T31">se desarrollara con </text:span><text:span text:style-name="T31">Scrum </text:span><text:span text:style-name="T31">de la siguiente manera :</text:span></text:p>
          <text:p text:style-name="P27">Arranque del proyecto, sprint 0 de 5 dias laborables para realizar la primera etapa de analisis.</text:p>
          <text:p text:style-name="P27">Sprint 1 se estima en 15 dias laborables para crear las funcionalidades <text:s/>necesarias para cualquier web 2.0 y comienzo del aprendizaje de Zend Framwork</text:p>
          <text:p text:style-name="P27">Los siguientes sprints seran de 10 laborables realizaran las funcionalidades descritas en los objetivos.</text:p>
          <text:p text:style-name="P27">De acuerdo a la Metodologia que se va a emplear tenemos los siguientes roles : </text:p>
          <text:p text:style-name="P27"/>
          <text:p text:style-name="P27"><text:span text:style-name="T1">Product Owner :</text:span> El Product Owner representa la voz del cliente. Se asegura de que el equipo Scrum trabaja de forma adecuada desde la perspectiva del negocio. El Product Owner escribe historias de usuario, las prioriza, y las coloca en el Product Backlog. </text:p>
          <text:p text:style-name="P27"><text:span text:style-name="T1">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p text:style-name="P27"><text:span text:style-name="T37">Equipo :</text:span><text:span text:style-name="T3"> </text:span><text:span text:style-name="T2">El equipo tiene la responsabilidad de entregar el producto. con las habilidades transversales necesarias para realizar el trabajo (diseñador, desarrollador, etc). </text:span></text:p>
          <text:p text:style-name="P27">Estos roles están asignados para las siguientes personas :</text:p>
          <text:p text:style-name="P27"/>
          <text:p text:style-name="P27">Scrum Master </text:p>
          <text:p text:style-name="P27">co-director de proyecto Agustin Calderon</text:p>
          <text:p text:style-name="P27">Propietario </text:p>
          <text:p text:style-name="P27">EL gestor de la empresa Secogal Juan carlos villanueva</text:p>
          <text:p text:style-name="P27">Equipo de trabajo SCRUM </text:p>
          <text:p text:style-name="P27"><text:soft-page-break/>Roi Grande Deza</text:p>
          <text:p text:style-name="P27"/>
          <text:p text:style-name="P27"><text:span text:style-name="T31">Esta metodologia de desarrollo pide un mayor compromiso del cliente, para el desarrollo agil, por lo que el cliente tendra la posibilidad de contribuir mas a traves de su representante en las reuniones </text:span><text:span text:style-name="T31">que</text:span><text:span text:style-name="T31"> el mismo. </text:span></text:p>
        </text:list-header>
      </text:list>
      <text:p text:style-name="P8"/>
      <text:p text:style-name="P14"/>
      <text:list xml:id="list995977361" text:continue-list="list1049905888" text:style-name="Numbering_20_1">
        <text:list-item>
          <text:list>
            <text:list-item>
              <text:p text:style-name="P62"><text:span text:style-name="T45">Tegnologías utilizadas</text:span></text:p>
            </text:list-item>
            <text:list-item>
              <text:p text:style-name="P62"><text:span text:style-name="T45">Herramientas y entorno de desarrollo</text:span></text:p>
            </text:list-item>
            <text:list-item>
              <text:p text:style-name="P62"><text:span text:style-name="T45">Arquitectura empleada</text:span></text:p>
            </text:list-item>
            <text:list-item>
              <text:p text:style-name="P61"><text:span text:style-name="T36">Beneficios de negocio</text:span></text:p>
            </text:list-item>
          </text:list>
        </text:list-item>
      </text:list>
      <text:list xml:id="list175486921" text:continue-list="list736236077" text:style-name="L2">
        <text:list-item>
          <text:list>
            <text:list-header>
              <text:p text:style-name="P23"><text:span text:style-name="T11"/></text:p>
            </text:list-header>
            <text:list-item>
              <text:p text:style-name="P23"><text:span text:style-name="T17">Se pretende redu</text:span><text:span text:style-name="T11">cir el tiempo de gestion de producción.</text:span></text:p>
            </text:list-item>
            <text:list-item>
              <text:p text:style-name="P23"><text:span text:style-name="T11">Redu</text:span>cir la perdida de inventario.</text:p>
            </text:list-item>
            <text:list-item>
              <text:p text:style-name="P28">Poseer un sistema que le permita al administrador tomar decisiones de negocio</text:p>
            </text:list-item>
            <text:list-item>
              <text:p text:style-name="P28">Mejorar el sistema de gestión financiera de la empresa.</text:p>
            </text:list-item>
          </text:list>
        </text:list-item>
      </text:list>
      <text:p text:style-name="P29"/>
      <text:list xml:id="list1477091270" text:continue-numbering="true" text:style-name="L2">
        <text:list-header>
          <text:p text:style-name="P12"/>
        </text:list-header>
      </text:list>
      <text:list xml:id="list218316885" text:continue-list="list995977361" text:style-name="Numbering_20_1">
        <text:list-item>
          <text:p text:style-name="P55"><text:span text:style-name="T45">Planificación</text:span></text:p>
          <text:list>
            <text:list-item>
              <text:p text:style-name="P57"><text:span text:style-name="T45">Planificacación inicial</text:span></text:p>
            </text:list-item>
            <text:list-item>
              <text:p text:style-name="P57"><text:span text:style-name="T45">Duración real del proyecto</text:span></text:p>
            </text:list-item>
            <text:list-item>
              <text:p text:style-name="P60"><text:span text:style-name="T34">Conclusiones de la estimación real</text:span></text:p>
            </text:list-item>
          </text:list>
        </text:list-item>
      </text:list>
      <text:list xml:id="list1090100402" text:continue-list="list1477091270" text:style-name="L2">
        <text:list-header>
          <text:p text:style-name="P27">f</text:p>
        </text:list-header>
      </text:list>
      <text:p text:style-name="P17"><text:span text:style-name="T45"/></text:p>
      <text:p text:style-name="P58"/>
      <text:list xml:id="list1644569735" text:continue-list="list218316885" text:style-name="Numbering_20_1">
        <text:list-item>
          <text:p text:style-name="P50"><text:span text:style-name="T36">Analisis de requerimientos de negocio de la empresa</text:span></text:p>
          <text:list>
            <text:list-item>
              <text:p text:style-name="P41">Actore<text:span text:style-name="T44">s</text:span></text:p>
            </text:list-item>
          </text:list>
        </text:list-item>
      </text:list>
      <text:list xml:id="list1994501079" text:continue-list="list1090100402" text:style-name="L2">
        <text:list-header>
          <text:p text:style-name="P34"><text:span text:style-name="T28">De acuerdo al análisis de requerimientos anterior se pueden definir los siguientes actores del sistema que son los siguientes:</text:span></text:p>
          <text:p text:style-name="P34"><text:span text:style-name="T29"/></text:p>
        </text:list-header>
      </text:list>
      <table:table table:name="Table2" table:style-name="Table2">
        <table:table-column table:style-name="Table2.A"/>
        <table:table-column table:style-name="Table2.B"/>
        <table:table-row>
          <table:table-cell table:style-name="Table2.A1" office:value-type="string">
            <text:p text:style-name="P69"><text:span text:style-name="T39">ACT-id</text:span></text:p>
          </table:table-cell>
          <table:table-cell table:style-name="Table2.B1" office:value-type="string">
            <text:p text:style-name="P72">Administrador teach</text:p>
          </table:table-cell>
        </table:table-row>
        <table:table-row>
          <table:table-cell table:style-name="Table2.A2" office:value-type="string">
            <text:p text:style-name="P69"><text:span text:style-name="T39">Descripción</text:span></text:p>
          </table:table-cell>
          <table:table-cell table:style-name="Table2.B2" office:value-type="string">
            <text:p text:style-name="P70"><text:span text:style-name="T39">Persona encargada </text:span><text:span text:style-name="T42">de la gestión de roles y de introducir datos de gestión de la aplicación.</text:span></text:p>
          </table:table-cell>
        </table:table-row>
      </table:table>
      <text:p text:style-name="P17"/>
      <table:table table:name="Table3" table:style-name="Table3">
        <table:table-column table:style-name="Table3.A"/>
        <table:table-column table:style-name="Table3.B"/>
        <table:table-row>
          <table:table-cell table:style-name="Table3.A1" office:value-type="string">
            <text:p text:style-name="P69"><text:span text:style-name="T39">ACT-id</text:span></text:p>
          </table:table-cell>
          <table:table-cell table:style-name="Table3.B1" office:value-type="string">
            <text:p text:style-name="P71"><text:span text:style-name="T40">Director assistant</text:span></text:p>
          </table:table-cell>
        </table:table-row>
        <table:table-row>
          <table:table-cell table:style-name="Table3.A2" office:value-type="string">
            <text:p text:style-name="P69"><text:span text:style-name="T39">Descripción</text:span></text:p>
          </table:table-cell>
          <table:table-cell table:style-name="Table3.B2" office:value-type="string">
            <text:p text:style-name="P70"><text:span text:style-name="T39">Persona encargada de saber el estado del negocio </text:span><text:span text:style-name="T42">y gestionar la parte economica de las producciones. </text:span></text:p>
          </table:table-cell>
        </table:table-row>
      </table:table>
      <text:p text:style-name="P13"/>
      <table:table table:name="Table4" table:style-name="Table4">
        <table:table-column table:style-name="Table4.A"/>
        <table:table-column table:style-name="Table4.B"/>
        <table:table-row>
          <table:table-cell table:style-name="Table4.A1" office:value-type="string">
            <text:p text:style-name="P69"><text:span text:style-name="T39">ACT-id</text:span></text:p>
          </table:table-cell>
          <table:table-cell table:style-name="Table4.B1" office:value-type="string">
            <text:p text:style-name="P71"><text:span text:style-name="T40">Chief</text:span></text:p>
          </table:table-cell>
        </table:table-row>
        <table:table-row>
          <table:table-cell table:style-name="Table4.A2" office:value-type="string">
            <text:p text:style-name="P69"><text:span text:style-name="T39">Descripción</text:span></text:p>
          </table:table-cell>
          <table:table-cell table:style-name="Table4.B2" office:value-type="string">
            <text:p text:style-name="P70"><text:span text:style-name="T39">Persona encargada </text:span><text:span text:style-name="T42">de la gestión de la producción.</text:span></text:p>
          </table:table-cell>
        </table:table-row>
      </table:table>
      <text:p text:style-name="P13"/>
      <table:table table:name="Table5" table:style-name="Table5">
        <table:table-column table:style-name="Table5.A"/>
        <table:table-column table:style-name="Table5.B"/>
        <table:table-row>
          <table:table-cell table:style-name="Table5.A1" office:value-type="string">
            <text:p text:style-name="P69"><text:span text:style-name="T39">ACT-id</text:span></text:p>
          </table:table-cell>
          <table:table-cell table:style-name="Table5.B1" office:value-type="string">
            <text:p text:style-name="P71"><text:span text:style-name="T40">Member</text:span></text:p>
          </table:table-cell>
        </table:table-row>
        <table:table-row>
          <table:table-cell table:style-name="Table5.A2" office:value-type="string">
            <text:p text:style-name="P69"><text:span text:style-name="T39">Descripción</text:span></text:p>
          </table:table-cell>
          <table:table-cell table:style-name="Table5.B2" office:value-type="string">
            <text:p text:style-name="P70"><text:span text:style-name="T39">Persona encargada de </text:span><text:span text:style-name="T42">la gestión de la actividad.</text:span></text:p>
          </table:table-cell>
        </table:table-row>
      </table:table>
      <text:p text:style-name="P13"/>
      <table:table table:name="Table6" table:style-name="Table6">
        <table:table-column table:style-name="Table6.A"/>
        <table:table-column table:style-name="Table6.B"/>
        <table:table-row>
          <table:table-cell table:style-name="Table6.A1" office:value-type="string">
            <text:p text:style-name="P69"><text:span text:style-name="T39">ACT-id</text:span></text:p>
          </table:table-cell>
          <table:table-cell table:style-name="Table6.B1" office:value-type="string">
            <text:p text:style-name="P71"><text:span text:style-name="T40">User</text:span></text:p>
          </table:table-cell>
        </table:table-row>
        <table:table-row>
          <table:table-cell table:style-name="Table6.A2" office:value-type="string">
            <text:p text:style-name="P69"><text:span text:style-name="T39">Descripción</text:span></text:p>
          </table:table-cell>
          <table:table-cell table:style-name="Table6.B2" office:value-type="string">
            <text:p text:style-name="P70"><text:span text:style-name="T39">Persona encargada de saber del estado del negocio y de autorizar o desautorizar</text:span></text:p>
            <text:p text:style-name="P70"><text:span text:style-name="T39">adquisiciones de productos cuando se le solicite</text:span></text:p>
          </table:table-cell>
        </table:table-row>
      </table:table>
      <text:p text:style-name="P13"/>
      <table:table table:name="Table7" table:style-name="Table7">
        <table:table-column table:style-name="Table7.A"/>
        <table:table-column table:style-name="Table7.B"/>
        <table:table-row>
          <table:table-cell table:style-name="Table7.A1" office:value-type="string">
            <text:p text:style-name="P69"><text:span text:style-name="T39">ACT-id</text:span></text:p>
          </table:table-cell>
          <table:table-cell table:style-name="Table7.B1" office:value-type="string">
            <text:p text:style-name="P71"><text:span text:style-name="T40">Client</text:span><text:span text:style-name="T41">-Master</text:span></text:p>
          </table:table-cell>
        </table:table-row>
        <table:table-row>
          <table:table-cell table:style-name="Table7.A2" office:value-type="string">
            <text:p text:style-name="P69"><text:span text:style-name="T39">Descripción</text:span></text:p>
          </table:table-cell>
          <table:table-cell table:style-name="Table7.B2" office:value-type="string">
            <text:p text:style-name="P70"><text:span text:style-name="T43">Cliente que entra en una producción para consultar la totalidad de información de una producción, pudiendo poner comentarios y confirmar actividades.</text:span></text:p>
          </table:table-cell>
        </table:table-row>
      </table:table>
      <text:p text:style-name="P13"/>
      <table:table table:name="Table8" table:style-name="Table8">
        <table:table-column table:style-name="Table8.A"/>
        <table:table-column table:style-name="Table8.B"/>
        <table:table-row>
          <table:table-cell table:style-name="Table8.A1" office:value-type="string">
            <text:p text:style-name="P69"><text:span text:style-name="T39">ACT-id</text:span></text:p>
          </table:table-cell>
          <table:table-cell table:style-name="Table8.B1" office:value-type="string">
            <text:p text:style-name="P71"><text:span text:style-name="T40">Client</text:span></text:p>
          </table:table-cell>
        </table:table-row>
        <table:table-row>
          <table:table-cell table:style-name="Table8.A2" office:value-type="string">
            <text:p text:style-name="P69"><text:span text:style-name="T39">Descripción</text:span></text:p>
          </table:table-cell>
          <table:table-cell table:style-name="Table8.B2" office:value-type="string">
            <text:p text:style-name="P70"><text:span text:style-name="T43">Cliente que entra en una producción para consultar la gestión de una producción, pudiendo poner comentarios y confirmar actividades.</text:span></text:p>
          </table:table-cell>
        </table:table-row>
      </table:table>
      <text:p text:style-name="P17"><text:span text:style-name="T44"/></text:p>
      <text:p text:style-name="P17"><text:span text:style-name="T44"/></text:p>
      <text:list xml:id="list2171274245" text:continue-list="list1644569735" text:style-name="Numbering_20_1">
        <text:list-item>
          <text:list>
            <text:list-item>
              <text:p text:style-name="P36"><text:span text:style-name="T36">Requerimientos de negocio</text:span></text:p>
            </text:list-item>
          </text:list>
        </text:list-item>
      </text:list>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3"><text:span text:style-name="T36">ID</text:span></text:p>
          </table:table-cell>
          <table:table-cell table:style-name="Table1.A1" office:value-type="string">
            <text:p text:style-name="P63">Caso De Uso</text:p>
          </table:table-cell>
          <table:table-cell table:style-name="Table1.C1" office:value-type="string">
            <text:p text:style-name="P63">Actores</text:p>
          </table:table-cell>
        </table:table-row>
        <table:table-row table:style-name="Table1.1">
          <table:table-cell table:style-name="Table1.A2" office:value-type="float" office:value="1">
            <text:p text:style-name="P63">1</text:p>
          </table:table-cell>
          <table:table-cell table:style-name="Table1.B2" office:value-type="string">
            <text:p text:style-name="P64"><text:span text:style-name="T26">Alta</text:span> production</text:p>
          </table:table-cell>
          <table:table-cell table:style-name="Table1.C2" table:number-rows-spanned="23" office:value-type="string">
            <text:p text:style-name="P63">Usuario </text:p>
          </table:table-cell>
        </table:table-row>
        <table:table-row table:style-name="Table1.1">
          <table:table-cell table:style-name="Table1.B2" office:value-type="string">
            <text:p text:style-name="P63">2</text:p>
          </table:table-cell>
          <table:table-cell table:style-name="Table1.B2" office:value-type="string">
            <text:p text:style-name="P64">Baja <text:span text:style-name="T25">production</text:span></text:p>
          </table:table-cell>
          <table:covered-table-cell/>
        </table:table-row>
        <table:table-row table:style-name="Table1.1">
          <table:table-cell table:style-name="Table1.B2" office:value-type="string">
            <text:p text:style-name="P63">3</text:p>
          </table:table-cell>
          <table:table-cell table:style-name="Table1.B2" office:value-type="string">
            <text:p text:style-name="P64">Modificar <text:span text:style-name="T25">production</text:span></text:p>
          </table:table-cell>
          <table:covered-table-cell/>
        </table:table-row>
        <table:table-row table:style-name="Table1.1">
          <table:table-cell table:style-name="Table1.B2" office:value-type="string">
            <text:p text:style-name="P63">4</text:p>
          </table:table-cell>
          <table:table-cell table:style-name="Table1.B2" office:value-type="string">
            <text:p text:style-name="P64">Consultar <text:span text:style-name="T25">production</text:span></text:p>
          </table:table-cell>
          <table:covered-table-cell/>
        </table:table-row>
        <table:table-row table:style-name="Table1.1">
          <table:table-cell table:style-name="Table1.B2" office:value-type="string">
            <text:p text:style-name="P63">5</text:p>
          </table:table-cell>
          <table:table-cell table:style-name="Table1.B2" office:value-type="string">
            <text:p text:style-name="P65">Suspender production</text:p>
          </table:table-cell>
          <table:covered-table-cell/>
        </table:table-row>
        <table:table-row table:style-name="Table1.1">
          <table:table-cell table:style-name="Table1.A2" office:value-type="float" office:value="6">
            <text:p text:style-name="P63">6</text:p>
          </table:table-cell>
          <table:table-cell table:style-name="Table1.B2" office:value-type="string">
            <text:p text:style-name="P64">Alta actividad</text:p>
          </table:table-cell>
          <table:covered-table-cell/>
        </table:table-row>
        <table:table-row table:style-name="Table1.1">
          <table:table-cell table:style-name="Table1.B2" office:value-type="string">
            <text:p text:style-name="P63">7</text:p>
          </table:table-cell>
          <table:table-cell table:style-name="Table1.B2" office:value-type="string">
            <text:p text:style-name="P64">Baja actividad</text:p>
          </table:table-cell>
          <table:covered-table-cell/>
        </table:table-row>
        <table:table-row table:style-name="Table1.1">
          <table:table-cell table:style-name="Table1.B2" office:value-type="string">
            <text:p text:style-name="P63">8</text:p>
          </table:table-cell>
          <table:table-cell table:style-name="Table1.B2" office:value-type="string">
            <text:p text:style-name="P64">Modificar actividad</text:p>
          </table:table-cell>
          <table:covered-table-cell/>
        </table:table-row>
        <table:table-row table:style-name="Table1.1">
          <table:table-cell table:style-name="Table1.B2" office:value-type="string">
            <text:p text:style-name="P63">9</text:p>
          </table:table-cell>
          <table:table-cell table:style-name="Table1.B2" office:value-type="string">
            <text:p text:style-name="P64">Consultar actividad</text:p>
          </table:table-cell>
          <table:covered-table-cell/>
        </table:table-row>
        <table:table-row table:style-name="Table1.1">
          <table:table-cell table:style-name="Table1.B2" office:value-type="string">
            <text:p text:style-name="P63">10</text:p>
          </table:table-cell>
          <table:table-cell table:style-name="Table1.B2" office:value-type="string">
            <text:p text:style-name="P65"><text:span text:style-name="T33">widget 2</text:span>Suspender actividad</text:p>
          </table:table-cell>
          <table:covered-table-cell/>
        </table:table-row>
        <table:table-row table:style-name="Table1.1">
          <table:table-cell table:style-name="Table1.B2" office:value-type="string">
            <text:p text:style-name="P63">11</text:p>
          </table:table-cell>
          <table:table-cell table:style-name="Table1.B2" office:value-type="string">
            <text:p text:style-name="P64">Alta <text:span text:style-name="T26">Recurso</text:span></text:p>
          </table:table-cell>
          <table:covered-table-cell/>
        </table:table-row>
        <table:table-row table:style-name="Table1.1">
          <table:table-cell table:style-name="Table1.B2" office:value-type="string">
            <text:p text:style-name="P63">12</text:p>
          </table:table-cell>
          <table:table-cell table:style-name="Table1.B2" office:value-type="string">
            <text:p text:style-name="P64">Baja <text:span text:style-name="T26">Recurso</text:span></text:p>
          </table:table-cell>
          <table:covered-table-cell/>
        </table:table-row>
        <table:table-row table:style-name="Table1.1">
          <table:table-cell table:style-name="Table1.B2" office:value-type="string">
            <text:p text:style-name="P63">13</text:p>
          </table:table-cell>
          <table:table-cell table:style-name="Table1.B2" office:value-type="string">
            <text:p text:style-name="P64">Modificar <text:span text:style-name="T26">Recurso</text:span></text:p>
          </table:table-cell>
          <table:covered-table-cell/>
        </table:table-row>
        <table:table-row table:style-name="Table1.1">
          <table:table-cell table:style-name="Table1.B2" office:value-type="string">
            <text:p text:style-name="P63">14</text:p>
          </table:table-cell>
          <table:table-cell table:style-name="Table1.B2" office:value-type="string">
            <text:p text:style-name="P64">Consultar <text:span text:style-name="T26">Recurso</text:span></text:p>
          </table:table-cell>
          <table:covered-table-cell/>
        </table:table-row>
        <table:table-row table:style-name="Table1.1">
          <table:table-cell table:style-name="Table1.B2" office:value-type="string">
            <text:p text:style-name="P63">15</text:p>
          </table:table-cell>
          <table:table-cell table:style-name="Table1.B2" office:value-type="string">
            <text:p text:style-name="P65">Suspender Recurso</text:p>
          </table:table-cell>
          <table:covered-table-cell/>
        </table:table-row>
        <table:table-row table:style-name="Table1.1">
          <table:table-cell table:style-name="Table1.B2" office:value-type="string">
            <text:p text:style-name="P63">16</text:p>
          </table:table-cell>
          <table:table-cell table:style-name="Table1.B2" office:value-type="string">
            <text:p text:style-name="P64">Crear/<text:span text:style-name="T26">Actualizar</text:span> Factura</text:p>
          </table:table-cell>
          <table:covered-table-cell/>
        </table:table-row>
        <table:table-row table:style-name="Table1.1">
          <table:table-cell table:style-name="Table1.B2" office:value-type="string">
            <text:p text:style-name="P63">17</text:p>
          </table:table-cell>
          <table:table-cell table:style-name="Table1.B2" office:value-type="string">
            <text:p text:style-name="P64">Consultar Factura</text:p>
          </table:table-cell>
          <table:covered-table-cell/>
        </table:table-row>
        <table:table-row table:style-name="Table1.1">
          <table:table-cell table:style-name="Table1.B2" office:value-type="string">
            <text:p text:style-name="P63">18</text:p>
          </table:table-cell>
          <table:table-cell table:style-name="Table1.B2" office:value-type="string">
            <text:p text:style-name="P64">Autentificarse</text:p>
          </table:table-cell>
          <table:covered-table-cell/>
        </table:table-row>
        <table:table-row table:style-name="Table1.1">
          <table:table-cell table:style-name="Table1.B2" office:value-type="string">
            <text:p text:style-name="P63">19</text:p>
          </table:table-cell>
          <table:table-cell table:style-name="Table1.B2" office:value-type="string">
            <text:p text:style-name="P64">Consultar Logs</text:p>
          </table:table-cell>
          <table:covered-table-cell/>
        </table:table-row>
        <table:table-row table:style-name="Table1.1">
          <table:table-cell table:style-name="Table1.B2" office:value-type="string">
            <text:p text:style-name="P63">20</text:p>
          </table:table-cell>
          <table:table-cell table:style-name="Table1.B2" office:value-type="string">
            <text:p text:style-name="P64">A<text:span text:style-name="T26">lta dieta</text:span></text:p>
          </table:table-cell>
          <table:covered-table-cell/>
        </table:table-row>
        <table:table-row table:style-name="Table1.1">
          <table:table-cell table:style-name="Table1.A2" office:value-type="float" office:value="21">
            <text:p text:style-name="P63">21</text:p>
          </table:table-cell>
          <table:table-cell table:style-name="Table1.B2" office:value-type="string">
            <text:p text:style-name="P64">Baja dieta</text:p>
          </table:table-cell>
          <table:covered-table-cell/>
        </table:table-row>
        <table:table-row table:style-name="Table1.1">
          <table:table-cell table:style-name="Table1.A2" office:value-type="float" office:value="22">
            <text:p text:style-name="P63">22</text:p>
          </table:table-cell>
          <table:table-cell table:style-name="Table1.B2" office:value-type="string">
            <text:p text:style-name="P64">Modificar dieta</text:p>
          </table:table-cell>
          <table:covered-table-cell/>
        </table:table-row>
        <table:table-row table:style-name="Table1.1">
          <table:table-cell table:style-name="Table1.A2" office:value-type="float" office:value="23">
            <text:p text:style-name="P63">23</text:p>
          </table:table-cell>
          <table:table-cell table:style-name="Table1.B2" office:value-type="string">
            <text:p text:style-name="P64">Consultar dieta</text:p>
          </table:table-cell>
          <table:covered-table-cell/>
        </table:table-row>
        <table:table-row table:style-name="Table1.1">
          <table:table-cell table:style-name="Table1.A2" office:value-type="float" office:value="24">
            <text:p text:style-name="P63">24</text:p>
          </table:table-cell>
          <table:table-cell table:style-name="Table1.B2" office:value-type="string">
            <text:p text:style-name="P65">Alta datos_sistemas</text:p>
          </table:table-cell>
          <table:table-cell table:style-name="Table1.C2" table:number-rows-spanned="9" office:value-type="string">
            <text:p text:style-name="P4">Administrador</text:p>
          </table:table-cell>
        </table:table-row>
        <table:table-row table:style-name="Table1.1">
          <table:table-cell table:style-name="Table1.A2" office:value-type="float" office:value="25">
            <text:p text:style-name="P66">25</text:p>
          </table:table-cell>
          <table:table-cell table:style-name="Table1.B2" office:value-type="string">
            <text:p text:style-name="P65">Baja datos_sistemas</text:p>
          </table:table-cell>
          <table:covered-table-cell/>
        </table:table-row>
        <table:table-row table:style-name="Table1.1">
          <table:table-cell table:style-name="Table1.A2" office:value-type="float" office:value="26">
            <text:p text:style-name="P66">26</text:p>
          </table:table-cell>
          <table:table-cell table:style-name="Table1.B2" office:value-type="string">
            <text:p text:style-name="P65">Modificar datos_sistemas</text:p>
          </table:table-cell>
          <table:covered-table-cell/>
        </table:table-row>
        <table:table-row table:style-name="Table1.1">
          <table:table-cell table:style-name="Table1.A2" office:value-type="float" office:value="27">
            <text:p text:style-name="P66">27</text:p>
          </table:table-cell>
          <table:table-cell table:style-name="Table1.B2" office:value-type="string">
            <text:p text:style-name="P65">Consultar datos_sistemas</text:p>
          </table:table-cell>
          <table:covered-table-cell/>
        </table:table-row>
        <table:table-row table:style-name="Table1.1">
          <table:table-cell table:style-name="Table1.A2" office:value-type="float" office:value="28">
            <text:p text:style-name="P66">28</text:p>
          </table:table-cell>
          <table:table-cell table:style-name="Table1.B2" office:value-type="string">
            <text:p text:style-name="P64">Alta Usuario</text:p>
          </table:table-cell>
          <table:covered-table-cell/>
        </table:table-row>
        <table:table-row table:style-name="Table1.1">
          <table:table-cell table:style-name="Table1.A2" office:value-type="float" office:value="29">
            <text:p text:style-name="P66">29</text:p>
          </table:table-cell>
          <table:table-cell table:style-name="Table1.B2" office:value-type="string">
            <text:p text:style-name="P64">Baja Usuario</text:p>
          </table:table-cell>
          <table:covered-table-cell/>
        </table:table-row>
        <table:table-row table:style-name="Table1.1">
          <table:table-cell table:style-name="Table1.A2" office:value-type="float" office:value="30">
            <text:p text:style-name="P66">30</text:p>
          </table:table-cell>
          <table:table-cell table:style-name="Table1.B2" office:value-type="string">
            <text:p text:style-name="P64">Modificar Usuario</text:p>
          </table:table-cell>
          <table:covered-table-cell/>
        </table:table-row>
        <table:table-row table:style-name="Table1.1">
          <table:table-cell table:style-name="Table1.A2" office:value-type="float" office:value="31">
            <text:p text:style-name="P66">31</text:p>
          </table:table-cell>
          <table:table-cell table:style-name="Table1.B2" office:value-type="string">
            <text:p text:style-name="P64">Consultar Usuario</text:p>
          </table:table-cell>
          <table:covered-table-cell/>
        </table:table-row>
        <table:table-row table:style-name="Table1.1">
          <table:table-cell table:style-name="Table1.A2" office:value-type="float" office:value="32">
            <text:p text:style-name="P67">32</text:p>
          </table:table-cell>
          <table:table-cell table:style-name="Table1.B2" office:value-type="string">
            <text:p text:style-name="P68">Gesgtion Rol</text:p>
          </table:table-cell>
          <table:covered-table-cell/>
        </table:table-row>
      </table:table>
      <text:list xml:id="list497364217" text:continue-numbering="true" text:style-name="Numbering_20_1">
        <text:list-item>
          <text:list>
            <text:list-header>
              <text:p text:style-name="P43"><text:span text:style-name="T36"/></text:p>
            </text:list-header>
          </text:list>
        </text:list-item>
      </text:list>
      <text:p text:style-name="P1"/>
      <text:list xml:id="list993459418" text:continue-numbering="true" text:style-name="Numbering_20_1">
        <text:list-item>
          <text:list>
            <text:list-item>
              <text:p text:style-name="P37"><text:span text:style-name="T4">Análisis</text:span> requerimientos <text:span text:style-name="T38">no </text:span>funcionales </text:p>
            </text:list-item>
          </text:list>
        </text:list-item>
      </text:list>
      <text:list xml:id="list2104876210" text:continue-list="list1994501079" text:style-name="L2">
        <text:list-header>
          <text:p text:style-name="P33"><text:tab/>Instalación de un manejador de base de datos robusto y estable</text:p>
        </text:list-header>
        <text:list-item>
          <text:p text:style-name="P33">Instalación de un servidor de paginas webInstalación de un sistema operativo robusto. </text:p>
        </text:list-item>
        <text:list-item>
          <text:p text:style-name="P33">Uso de una plataforma de programación y desarrollo. </text:p>
        </text:list-item>
        <text:list-item>
          <text:p text:style-name="P33"><text:soft-page-break/>Entorno amigable. <text:s/></text:p>
        </text:list-item>
        <text:list-item>
          <text:p text:style-name="P33">Datos persistentes. </text:p>
        </text:list-item>
        <text:list-item>
          <text:p text:style-name="P33">Velocidad de respuesta optima. </text:p>
        </text:list-item>
        <text:list-item>
          <text:p text:style-name="P33">El sistema debe tener una interfaz de uso intuitiva y sencilla, complementada con un buen sistema de ayuda (la administración puede recaer en personal con poca experiencia en el uso de aplicaciones informáticas).</text:p>
        </text:list-item>
        <text:list-item>
          <text:p text:style-name="P33">El sistema debe disponer de una documentación fácilmente actualizable que permita realizar operaciones de mantenimiento con el menor esfuerzo posible.</text:p>
          <text:p text:style-name="P32"/>
        </text:list-item>
      </text:list>
      <text:list xml:id="list763542602" text:continue-list="list993459418" text:style-name="Numbering_20_1">
        <text:list-item>
          <text:p text:style-name="P52"><text:bookmark-start text:name="__DdeLink__9052_272641390"/><text:span text:style-name="T43">Presentación de la solución del sistema</text:span><text:span text:style-name="T45">( Spring 0)</text:span></text:p>
          <text:list>
            <text:list-item>
              <text:p text:style-name="P38"><text:span text:style-name="T4">Sub –Sistemas o módulos identificados</text:span></text:p>
            </text:list-item>
          </text:list>
        </text:list-item>
      </text:list>
      <text:list xml:id="list1626292118" text:style-name="WW8Num4">
        <text:list-item>
          <text:p text:style-name="P5"><text:span text:style-name="T44">Subsistema – Clientes .-Este subsistema es con el que el cliente entra a hacer compras , previo registro del</text:span></text:p>
        </text:list-item>
        <text:list-item>
          <text:p text:style-name="P5"><text:span text:style-name="T44">cliente</text:span></text:p>
        </text:list-item>
        <text:list-item>
          <text:p text:style-name="P5"><text:span text:style-name="T44">Subsistema-Ventas .- Este subsistema es el que registra las ventas, tiene a su vez dos interfaces, la del</text:span></text:p>
        </text:list-item>
        <text:list-item>
          <text:p text:style-name="P5"><text:span text:style-name="T44">cliente y la del vendedor</text:span></text:p>
        </text:list-item>
        <text:list-item>
          <text:p text:style-name="P5"><text:span text:style-name="T44">Subsistema – Inventario.- Este es el que registra todo movimiento del inventario por ventas o por</text:span></text:p>
        </text:list-item>
        <text:list-item>
          <text:p text:style-name="P5"><text:span text:style-name="T44">compras o por alguna otra razón, su usuario es el almacenista</text:span></text:p>
        </text:list-item>
        <text:list-item>
          <text:p text:style-name="P5"><text:span text:style-name="T44">Subsistema –Administración.- Este es un subsistema que realiza el personal mas administrativo, sus</text:span></text:p>
        </text:list-item>
        <text:list-item>
          <text:p text:style-name="P5"><text:span text:style-name="T44">usuarios son el administrador, la persona de recursos humanos y la que se encarga de conceder créditos o</text:span></text:p>
        </text:list-item>
        <text:list-item>
          <text:p text:style-name="P5"><text:span text:style-name="T44">hacer cobranzas</text:span></text:p>
        </text:list-item>
        <text:list-item>
          <text:p text:style-name="P5"><text:span text:style-name="T44">Subsistema –Compras .- Este es el subsistema que registra las compras que hace la empresa</text:span></text:p>
        </text:list-item>
        <text:list-item>
          <text:p text:style-name="P5"><text:span text:style-name="T44">Cada subsistema se encargara de realizar los procesos necesarios y responder a las peticiones delos usuarios y</text:span></text:p>
        </text:list-item>
        <text:list-item>
          <text:p text:style-name="P5"><text:span text:style-name="T44">guardando y modificando la informacion para usos posteriores, cada subsistema trabaja de manera casi</text:span></text:p>
        </text:list-item>
        <text:list-item>
          <text:p text:style-name="P5"><text:span text:style-name="T44">independiente como aplicación, usando llamadas a otros sistemas para completar sus procesos</text:span></text:p>
        </text:list-item>
      </text:list>
      <text:list xml:id="list1356528334" text:continue-list="list763542602" text:style-name="Numbering_20_1">
        <text:list-item>
          <text:list>
            <text:list-item>
              <text:p text:style-name="P35">Diagrama de Casos De Uso<text:bookmark-end text:name="__DdeLink__9052_272641390"/></text:p>
            </text:list-item>
          </text:list>
        </text:list-item>
        <text:list-item>
          <text:p text:style-name="P53"><text:span text:style-name="T46">Sistema </text:span><text:span text:style-name="T45">( Spring </text:span><text:span text:style-name="T46">1</text:span><text:span text:style-name="T45">)</text:span></text:p>
          <text:list>
            <text:list-item>
              <text:p text:style-name="P39"><text:span text:style-name="T6">Diagrama Actividad</text:span></text:p>
            </text:list-item>
            <text:list-item>
              <text:p text:style-name="P39"><text:span text:style-name="T6">Diagrama Secuencia</text:span></text:p>
            </text:list-item>
            <text:list-item>
              <text:p text:style-name="P39"><text:span text:style-name="T6">Diagrama de Clases </text:span></text:p>
            </text:list-item>
            <text:list-item>
              <text:p text:style-name="P39"><text:span text:style-name="T4"></text:span><text:span text:style-name="T6">Diagrama de Clases Sprint</text:span></text:p>
            </text:list-item>
            <text:list-item>
              <text:p text:style-name="P39"><text:span text:style-name="T6">Dem</text:span></text:p>
            </text:list-item>
            <text:list-item>
              <text:p text:style-name="P39"><text:span text:style-name="T6">Revisión Sprin</text:span></text:p>
            </text:list-item>
          </text:list>
        </text:list-item>
        <text:list-item>
          <text:p text:style-name="P53"><text:span text:style-name="T46">Sistema </text:span><text:span text:style-name="T45">( Spring </text:span><text:span text:style-name="T46">2</text:span><text:span text:style-name="T45">)</text:span></text:p>
          <text:list>
            <text:list-item>
              <text:p text:style-name="P39"><text:span text:style-name="T6">Reunión inicial Sprint</text:span></text:p>
            </text:list-item>
            <text:list-item>
              <text:p text:style-name="P39"><text:span text:style-name="T6">Diagrama Actividad</text:span></text:p>
            </text:list-item>
            <text:list-item>
              <text:p text:style-name="P39"><text:span text:style-name="T6">Diagrama Secuencia</text:span></text:p>
            </text:list-item>
            <text:list-item>
              <text:p text:style-name="P39"><text:span text:style-name="T6">Diagrama de Clases </text:span></text:p>
            </text:list-item>
            <text:list-item>
              <text:p text:style-name="P39"><text:span text:style-name="T4"></text:span><text:span text:style-name="T6">Diagrama de Clases Sprint</text:span></text:p>
            </text:list-item>
            <text:list-item>
              <text:p text:style-name="P39"><text:span text:style-name="T6">Demo</text:span></text:p>
            </text:list-item>
            <text:list-item>
              <text:p text:style-name="P39"><text:span text:style-name="T6">Revisión Sprint</text:span></text:p>
            </text:list-item>
          </text:list>
        </text:list-item>
        <text:list-item>
          <text:p text:style-name="P53"><text:span text:style-name="T46">Sistema </text:span><text:span text:style-name="T45">( Spring </text:span><text:span text:style-name="T46">3</text:span><text:span text:style-name="T45">)</text:span></text:p>
          <text:list>
            <text:list-item>
              <text:p text:style-name="P39"><text:span text:style-name="T6">Reunión inicial Sprint</text:span></text:p>
            </text:list-item>
            <text:list-item>
              <text:p text:style-name="P39"><text:span text:style-name="T6">Diagrama Actividad</text:span></text:p>
            </text:list-item>
            <text:list-item>
              <text:p text:style-name="P39"><text:span text:style-name="T6">Diagrama Secuencia</text:span></text:p>
            </text:list-item>
            <text:list-item>
              <text:p text:style-name="P39"><text:span text:style-name="T6">Diagrama de Clases </text:span></text:p>
            </text:list-item>
            <text:list-item>
              <text:p text:style-name="P39"><text:span text:style-name="T4"></text:span><text:span text:style-name="T6">Diagrama de Clases Sprint</text:span></text:p>
            </text:list-item>
            <text:list-item>
              <text:p text:style-name="P39"><text:span text:style-name="T6">Demo</text:span></text:p>
            </text:list-item>
            <text:list-item>
              <text:p text:style-name="P39"><text:span text:style-name="T6">Revisión Sprint</text:span></text:p>
            </text:list-item>
          </text:list>
        </text:list-item>
        <text:list-item>
          <text:p text:style-name="P53"><text:span text:style-name="T46">Sistema </text:span><text:span text:style-name="T45">( Spring </text:span><text:span text:style-name="T46">4</text:span><text:span text:style-name="T45">)</text:span></text:p>
          <text:list>
            <text:list-item>
              <text:p text:style-name="P39"><text:span text:style-name="T6">Reunión inicial Sprint</text:span></text:p>
            </text:list-item>
            <text:list-item>
              <text:p text:style-name="P39"><text:span text:style-name="T6">Diagrama Actividad</text:span></text:p>
            </text:list-item>
            <text:list-item>
              <text:p text:style-name="P39"><text:span text:style-name="T6">Diagrama Secuencia</text:span></text:p>
            </text:list-item>
            <text:list-item>
              <text:p text:style-name="P39"><text:span text:style-name="T6">Diagrama de Clases </text:span></text:p>
            </text:list-item>
            <text:list-item>
              <text:p text:style-name="P39"><text:span text:style-name="T4"></text:span><text:span text:style-name="T6">Diagrama de Clases Sprint</text:span></text:p>
            </text:list-item>
            <text:list-item>
              <text:p text:style-name="P39"><text:span text:style-name="T6">Demo</text:span></text:p>
            </text:list-item>
            <text:list-item>
              <text:p text:style-name="P39"><text:span text:style-name="T8">Revisión Sprint</text:span></text:p>
            </text:list-item>
          </text:list>
        </text:list-item>
        <text:list-item>
          <text:p text:style-name="P53"><text:span text:style-name="T46">Sistema </text:span><text:span text:style-name="T45">( Spring </text:span><text:span text:style-name="T46">5</text:span><text:span text:style-name="T45">)</text:span></text:p>
          <text:list>
            <text:list-item>
              <text:p text:style-name="P39"><text:span text:style-name="T6">Reunión inicial Sprint</text:span></text:p>
            </text:list-item>
            <text:list-item>
              <text:p text:style-name="P39"><text:span text:style-name="T6">Diagrama Actividad</text:span></text:p>
            </text:list-item>
            <text:list-item>
              <text:p text:style-name="P39"><text:span text:style-name="T6">Diagrama Secuencia</text:span></text:p>
            </text:list-item>
            <text:list-item>
              <text:p text:style-name="P39"><text:span text:style-name="T6">Diagrama de Clases </text:span></text:p>
            </text:list-item>
            <text:list-item>
              <text:p text:style-name="P39"><text:span text:style-name="T4"></text:span><text:span text:style-name="T6">Diagrama de Clases Sprint</text:span></text:p>
            </text:list-item>
            <text:list-item>
              <text:p text:style-name="P39"><text:span text:style-name="T6">Demo</text:span></text:p>
            </text:list-item>
            <text:list-item>
              <text:p text:style-name="P39"><text:span text:style-name="T8">Revisión Sprint</text:span></text:p>
            </text:list-item>
          </text:list>
        </text:list-item>
        <text:list-item>
          <text:p text:style-name="P53"><text:span text:style-name="T46">Sistema </text:span><text:span text:style-name="T45">( Spring </text:span><text:span text:style-name="T46">6</text:span><text:span text:style-name="T45">)</text:span></text:p>
          <text:list>
            <text:list-item>
              <text:p text:style-name="P39"><text:span text:style-name="T6">Reunión inicial Sprint</text:span></text:p>
            </text:list-item>
            <text:list-item>
              <text:p text:style-name="P39"><text:span text:style-name="T6">Diagrama Actividad</text:span></text:p>
            </text:list-item>
            <text:list-item>
              <text:p text:style-name="P39"><text:span text:style-name="T6">Diagrama Secuencia</text:span></text:p>
            </text:list-item>
            <text:list-item>
              <text:p text:style-name="P39"><text:span text:style-name="T6">Diagrama de Clases </text:span></text:p>
            </text:list-item>
            <text:list-item>
              <text:p text:style-name="P39"><text:span text:style-name="T4"></text:span><text:span text:style-name="T6">Diagrama de Clases Sprint</text:span></text:p>
            </text:list-item>
            <text:list-item>
              <text:p text:style-name="P39"><text:span text:style-name="T6">Demo</text:span></text:p>
            </text:list-item>
            <text:list-item>
              <text:p text:style-name="P39"><text:span text:style-name="T8">Revisión Sprint</text:span></text:p>
            </text:list-item>
          </text:list>
        </text:list-item>
        <text:list-item>
          <text:p text:style-name="P53"><text:span text:style-name="T46">Sistema </text:span><text:span text:style-name="T45">( Spring </text:span><text:span text:style-name="T46">7</text:span><text:span text:style-name="T45">)</text:span></text:p>
          <text:list>
            <text:list-item>
              <text:p text:style-name="P39"><text:span text:style-name="T6">Reunión inicial Sprint</text:span></text:p>
            </text:list-item>
            <text:list-item>
              <text:p text:style-name="P39"><text:span text:style-name="T6">Diagrama Actividad</text:span></text:p>
            </text:list-item>
            <text:list-item>
              <text:p text:style-name="P39"><text:span text:style-name="T6">Diagrama Secuencia</text:span></text:p>
            </text:list-item>
            <text:list-item>
              <text:p text:style-name="P39"><text:span text:style-name="T6">Diagrama de Clases </text:span></text:p>
            </text:list-item>
            <text:list-item>
              <text:p text:style-name="P39"><text:span text:style-name="T4"></text:span><text:span text:style-name="T6">Diagrama de Clases Sprint</text:span></text:p>
            </text:list-item>
            <text:list-item>
              <text:p text:style-name="P39"><text:span text:style-name="T6">Demo</text:span></text:p>
            </text:list-item>
            <text:list-item>
              <text:p text:style-name="P39"><text:span text:style-name="T8">Revisión Sprint</text:span></text:p>
            </text:list-item>
          </text:list>
        </text:list-item>
        <text:list-item>
          <text:p text:style-name="P54"><text:span text:style-name="T47">Conclusiones</text:span></text:p>
          <text:list>
            <text:list-item>
              <text:p text:style-name="P45">Conclusiones</text:p>
            </text:list-item>
            <text:list-item>
              <text:p text:style-name="P44"><text:span text:style-name="T47">Posibles ampliaciones</text:span></text:p>
            </text:list-item>
          </text:list>
          <text:p text:style-name="P16"><text:span text:style-name="T47"/></text:p>
        </text:list-item>
        <text:list-item>
          <text:p text:style-name="P59"><text:span text:style-name="T47">Bibliografía</text:span></text:p>
          <text:list>
            <text:list-item>
              <text:p text:style-name="P40"><text:span text:style-name="T7">Libros</text:span></text:p>
            </text:list-item>
            <text:list-item>
              <text:p text:style-name="P40"><text:span text:style-name="T7">Enlaces</text:span></text:p>
            </text:list-item>
          </text:list>
          <text:p text:style-name="P42"><text:span text:style-name="T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Arial1" svg:font-family="Aria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05-06T18:12:10</dc:date>
    <meta:editing-cycles>40</meta:editing-cycles>
    <meta:editing-duration>PT108H28M23S</meta:editing-duration>
    <meta:document-statistic meta:table-count="8" meta:image-count="0" meta:object-count="0" meta:page-count="19" meta:paragraph-count="344" meta:word-count="2326" meta:character-count="14243"/>
    <meta:user-defined meta:name="Información 1"/>
    <meta:user-defined meta:name="Información 2"/>
    <meta:user-defined meta:name="Información 3"/>
    <meta:user-defined meta:name="Información 4"/>
  </office:meta>
</office:document-meta>
</file>